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6pt" fo:font-weight="bold" officeooo:rsid="001fb391" officeooo:paragraph-rsid="001fb391" style:font-size-asian="26pt" style:font-weight-asian="bold" style:font-size-complex="26pt" style:font-weight-complex="bold"/>
    </style:style>
    <style:style style:name="P2" style:family="paragraph" style:parent-style-name="Text_20_body">
      <style:text-properties fo:font-size="26pt" fo:font-weight="bold" officeooo:rsid="002165da" officeooo:paragraph-rsid="002165da" style:font-size-asian="26pt" style:font-weight-asian="bold" style:font-size-complex="26pt" style:font-weight-complex="bold"/>
    </style:style>
    <style:style style:name="P3" style:family="paragraph" style:parent-style-name="Standard">
      <style:text-properties officeooo:paragraph-rsid="001fb391"/>
    </style:style>
    <style:style style:name="P4" style:family="paragraph" style:parent-style-name="Standard">
      <style:text-properties fo:font-size="16pt" fo:font-weight="bold" officeooo:rsid="001fb391" officeooo:paragraph-rsid="001fb391" style:font-size-asian="16pt" style:font-weight-asian="bold" style:font-size-complex="16pt" style:font-weight-complex="bold"/>
    </style:style>
    <style:style style:name="P5" style:family="paragraph" style:parent-style-name="Heading_20_2">
      <style:text-properties fo:font-size="16pt" style:font-size-asian="16pt" style:font-size-complex="16pt"/>
    </style:style>
    <style:style style:name="P6" style:family="paragraph" style:parent-style-name="Standard">
      <style:text-properties fo:font-size="16pt" style:font-size-asian="16pt" style:font-size-complex="16pt"/>
    </style:style>
    <style:style style:name="P7" style:family="paragraph" style:parent-style-name="Standard">
      <style:text-properties fo:font-size="16pt" officeooo:rsid="001fb391" officeooo:paragraph-rsid="001fb391" style:font-size-asian="16pt" style:font-size-complex="16pt"/>
    </style:style>
    <style:style style:name="P8" style:family="paragraph" style:parent-style-name="Text_20_body">
      <style:text-properties fo:font-size="16pt" officeooo:paragraph-rsid="002165da" style:font-size-asian="16pt" style:font-size-complex="16pt"/>
    </style:style>
    <style:style style:name="P9" style:family="paragraph" style:parent-style-name="Text_20_body">
      <style:text-properties fo:font-size="16pt" style:font-size-asian="16pt" style:font-size-complex="16pt"/>
    </style:style>
    <style:style style:name="P10" style:family="paragraph" style:parent-style-name="Preformatted_20_Text">
      <style:paragraph-properties fo:margin-top="0in" fo:margin-bottom="0.1965in" style:contextual-spacing="false"/>
      <style:text-properties fo:font-size="16pt" fo:font-weight="normal" style:font-size-asian="16pt" style:font-weight-asian="normal" style:font-size-complex="16pt" style:font-weight-complex="normal"/>
    </style:style>
    <style:style style:name="P11" style:family="paragraph" style:parent-style-name="Standard">
      <style:text-properties style:font-name="Arial" fo:font-size="16pt" fo:font-weight="bold" officeooo:rsid="001fb391" officeooo:paragraph-rsid="001fb391" style:font-size-asian="16pt" style:font-weight-asian="bold" style:font-size-complex="16pt" style:font-weight-complex="bold"/>
    </style:style>
    <style:style style:name="P12" style:family="paragraph" style:parent-style-name="Standard">
      <style:text-properties style:font-name="Arial" fo:font-size="16pt" fo:font-weight="bold" officeooo:rsid="001fb391" officeooo:paragraph-rsid="0024bfb8" style:font-size-asian="16pt" style:font-weight-asian="bold" style:font-size-complex="16pt" style:font-weight-complex="bold"/>
    </style:style>
    <style:style style:name="P13" style:family="paragraph" style:parent-style-name="Heading_20_2">
      <style:text-properties style:font-name="Arial" fo:font-size="16pt" fo:font-weight="bold" officeooo:rsid="001fb391" officeooo:paragraph-rsid="0024bfb8" style:font-size-asian="16pt" style:font-weight-asian="bold" style:font-size-complex="16pt" style:font-weight-complex="bold"/>
    </style:style>
    <style:style style:name="P14" style:family="paragraph" style:parent-style-name="Text_20_body">
      <style:text-properties style:font-name="Arial" fo:font-size="16pt" fo:font-weight="bold" officeooo:rsid="001fb391" officeooo:paragraph-rsid="0024bfb8" style:font-size-asian="16pt" style:font-weight-asian="bold" style:font-size-complex="16pt" style:font-weight-complex="bold"/>
    </style:style>
    <style:style style:name="P15" style:family="paragraph" style:parent-style-name="Standard">
      <style:text-properties style:font-name="Arial" fo:font-size="16pt" fo:font-weight="bold" officeooo:rsid="001fb391" officeooo:paragraph-rsid="00251bc3" style:font-size-asian="16pt" style:font-weight-asian="bold" style:font-size-complex="16pt" style:font-weight-complex="bold"/>
    </style:style>
    <style:style style:name="P16" style:family="paragraph" style:parent-style-name="Standard">
      <style:text-properties style:font-name="Arial" fo:font-size="16pt" fo:font-weight="bold" officeooo:rsid="001fb391" officeooo:paragraph-rsid="00252991" style:font-size-asian="16pt" style:font-weight-asian="bold" style:font-size-complex="16pt" style:font-weight-complex="bold"/>
    </style:style>
    <style:style style:name="P17" style:family="paragraph" style:parent-style-name="Text_20_body">
      <style:paragraph-properties fo:text-align="start" style:justify-single-word="false"/>
      <style:text-properties style:font-name="Arial" fo:font-size="16pt" fo:font-weight="bold" officeooo:rsid="001fb391" officeooo:paragraph-rsid="0024bfb8" style:font-size-asian="16pt" style:font-weight-asian="bold" style:font-size-complex="16pt" style:font-weight-complex="bold"/>
    </style:style>
    <style:style style:name="P18" style:family="paragraph" style:parent-style-name="Standard">
      <style:text-properties style:font-name="Arial" fo:font-size="16pt" fo:font-weight="bold" officeooo:rsid="0027aaca" officeooo:paragraph-rsid="0027aaca" style:font-size-asian="16pt" style:font-weight-asian="bold" style:font-size-complex="16pt" style:font-weight-complex="bold"/>
    </style:style>
    <style:style style:name="P19" style:family="paragraph" style:parent-style-name="Text_20_body">
      <style:text-properties style:font-name="Arial" fo:font-size="16pt" fo:font-weight="bold" officeooo:paragraph-rsid="00291681" style:font-size-asian="16pt" style:font-weight-asian="bold" style:font-size-complex="16pt" style:font-weight-complex="bold"/>
    </style:style>
    <style:style style:name="P20" style:family="paragraph" style:parent-style-name="Text_20_body">
      <style:paragraph-properties fo:margin-top="0in" fo:margin-bottom="0.1965in" style:contextual-spacing="false"/>
      <style:text-properties style:font-name="Arial" fo:font-size="16pt" fo:font-weight="bold" style:font-size-asian="16pt" style:font-weight-asian="bold" style:font-size-complex="16pt" style:font-weight-complex="bold"/>
    </style:style>
    <style:style style:name="P21" style:family="paragraph" style:parent-style-name="Text_20_body">
      <style:text-properties style:font-name="Arial" fo:font-size="16pt" style:font-size-asian="16pt" style:font-size-complex="16pt"/>
    </style:style>
    <style:style style:name="P22" style:family="paragraph" style:parent-style-name="Text_20_body">
      <style:text-properties style:font-name="Arial" fo:font-size="16pt" officeooo:paragraph-rsid="00291681" style:font-size-asian="16pt" style:font-size-complex="16pt"/>
    </style:style>
    <style:style style:name="P23" style:family="paragraph" style:parent-style-name="Heading_20_2">
      <style:text-properties style:font-name="Arial" fo:font-size="16pt" style:font-size-asian="16pt" style:font-size-complex="16pt"/>
    </style:style>
    <style:style style:name="P24" style:family="paragraph" style:parent-style-name="Heading_20_2">
      <style:paragraph-properties fo:margin-top="0in" fo:margin-bottom="0.1965in" style:contextual-spacing="false"/>
      <style:text-properties style:font-name="Arial" fo:font-size="16pt" style:font-size-asian="16pt" style:font-size-complex="16pt"/>
    </style:style>
    <style:style style:name="P25" style:family="paragraph" style:parent-style-name="Preformatted_20_Text">
      <style:paragraph-properties fo:margin-top="0in" fo:margin-bottom="0.1965in" style:contextual-spacing="false"/>
      <style:text-properties style:font-name="Arial" fo:font-size="16pt" style:font-size-asian="16pt" style:font-size-complex="16pt"/>
    </style:style>
    <style:style style:name="P26" style:family="paragraph" style:parent-style-name="Preformatted_20_Text">
      <style:text-properties style:font-name="Arial" fo:font-size="16pt" style:font-size-asian="16pt" style:font-size-complex="16pt"/>
    </style:style>
    <style:style style:name="P27" style:family="paragraph" style:parent-style-name="Text_20_body">
      <style:text-properties style:font-name="Arial" fo:font-size="16pt" officeooo:paragraph-rsid="0027aaca" style:font-size-asian="16pt" style:font-size-complex="16pt"/>
    </style:style>
    <style:style style:name="P28" style:family="paragraph" style:parent-style-name="Text_20_body">
      <style:paragraph-properties fo:margin-left="0in" fo:margin-right="0.3937in" fo:text-indent="0in" style:auto-text-indent="false"/>
      <style:text-properties style:font-name="Arial" fo:font-size="16pt" style:font-size-asian="16pt" style:font-size-complex="16pt"/>
    </style:style>
    <style:style style:name="P29" style:family="paragraph" style:parent-style-name="Text_20_body">
      <style:text-properties style:font-name="Arial" fo:font-size="16pt" fo:font-weight="normal" officeooo:paragraph-rsid="00291681" style:font-size-asian="16pt" style:font-weight-asian="normal" style:font-size-complex="16pt" style:font-weight-complex="normal"/>
    </style:style>
    <style:style style:name="P30" style:family="paragraph" style:parent-style-name="Preformatted_20_Text">
      <style:text-properties style:font-name="Arial" fo:font-size="16pt" fo:font-weight="normal" style:font-size-asian="16pt" style:font-weight-asian="normal" style:font-size-complex="16pt" style:font-weight-complex="normal"/>
    </style:style>
    <style:style style:name="P31" style:family="paragraph" style:parent-style-name="Preformatted_20_Text">
      <style:paragraph-properties fo:margin-top="0in" fo:margin-bottom="0.1965in" style:contextual-spacing="false"/>
      <style:text-properties style:font-name="Arial" fo:font-size="16pt" fo:font-weight="normal" style:font-size-asian="16pt" style:font-weight-asian="normal" style:font-size-complex="16pt" style:font-weight-complex="normal"/>
    </style:style>
    <style:style style:name="P32" style:family="paragraph" style:parent-style-name="Text_20_body">
      <style:paragraph-properties fo:margin-top="0in" fo:margin-bottom="0.1965in" style:contextual-spacing="false"/>
      <style:text-properties style:font-name="Arial" fo:font-size="16pt" fo:font-weight="normal" style:font-size-asian="16pt" style:font-weight-asian="normal" style:font-size-complex="16pt" style:font-weight-complex="normal"/>
    </style:style>
    <style:style style:name="P33" style:family="paragraph" style:parent-style-name="Standard">
      <style:text-properties style:font-name="Arial" fo:font-size="16pt" fo:font-weight="normal" officeooo:rsid="001fb391" officeooo:paragraph-rsid="00252991" style:font-size-asian="16pt" style:font-weight-asian="normal" style:font-size-complex="16pt" style:font-weight-complex="normal"/>
    </style:style>
    <style:style style:name="P34" style:family="paragraph" style:parent-style-name="Text_20_body">
      <style:text-properties style:font-name="Arial" fo:font-size="16pt" fo:font-weight="normal" style:font-size-asian="16pt" style:font-weight-asian="normal" style:font-size-complex="16pt" style:font-weight-complex="normal"/>
    </style:style>
    <style:style style:name="P35" style:family="paragraph" style:parent-style-name="Text_20_body">
      <style:text-properties style:font-name="Arial" fo:font-size="18pt" fo:font-weight="bold" officeooo:paragraph-rsid="00291681" style:font-size-asian="18pt" style:font-weight-asian="bold" style:font-size-complex="18pt" style:font-weight-complex="bold"/>
    </style:style>
    <style:style style:name="P36" style:family="paragraph" style:parent-style-name="Heading_20_2">
      <style:paragraph-properties fo:margin-top="0in" fo:margin-bottom="0.1965in" style:contextual-spacing="false"/>
      <style:text-properties style:font-name="Arial" fo:font-size="18pt" fo:font-weight="bold" style:font-size-asian="18pt" style:font-weight-asian="bold" style:font-size-complex="18pt" style:font-weight-complex="bold"/>
    </style:style>
    <style:style style:name="P37" style:family="paragraph" style:parent-style-name="Text_20_body">
      <style:paragraph-properties fo:margin-top="0in" fo:margin-bottom="0.1965in" style:contextual-spacing="false"/>
      <style:text-properties style:font-name="Arial" fo:font-size="18pt" fo:font-weight="bold" style:font-size-asian="18pt" style:font-weight-asian="bold" style:font-size-complex="18pt" style:font-weight-complex="bold"/>
    </style:style>
    <style:style style:name="P38" style:family="paragraph" style:parent-style-name="Heading_20_2">
      <style:text-properties style:font-name="Arial" fo:font-size="18pt" fo:font-weight="bold" style:font-size-asian="18pt" style:font-weight-asian="bold" style:font-size-complex="18pt" style:font-weight-complex="bold"/>
    </style:style>
    <style:style style:name="P39" style:family="paragraph" style:parent-style-name="Text_20_body">
      <style:text-properties style:font-name="Arial" fo:font-size="18pt" fo:font-weight="bold" style:font-size-asian="18pt" style:font-weight-asian="bold" style:font-size-complex="18pt" style:font-weight-complex="bold"/>
    </style:style>
    <style:style style:name="P40" style:family="paragraph" style:parent-style-name="Heading_20_2">
      <style:paragraph-properties fo:margin-top="0in" fo:margin-bottom="0.1965in" style:contextual-spacing="false"/>
      <style:text-properties style:font-name="Arial" fo:font-size="18pt" style:font-size-asian="18pt" style:font-size-complex="18pt"/>
    </style:style>
    <style:style style:name="P41" style:family="paragraph" style:parent-style-name="Text_20_body">
      <style:paragraph-properties fo:margin-top="0in" fo:margin-bottom="0.1965in" style:contextual-spacing="false"/>
      <style:text-properties style:font-name="Arial" fo:font-size="18pt" style:font-size-asian="18pt" style:font-size-complex="18pt"/>
    </style:style>
    <style:style style:name="P42" style:family="paragraph" style:parent-style-name="Preformatted_20_Text">
      <style:paragraph-properties fo:margin-top="0in" fo:margin-bottom="0.1965in" style:contextual-spacing="false"/>
      <style:text-properties style:font-name="Arial" fo:font-size="14pt" style:font-size-asian="14pt" style:font-size-complex="14pt"/>
    </style:style>
    <style:style style:name="P43" style:family="paragraph" style:parent-style-name="Text_20_body">
      <style:text-properties style:font-name="Arial" fo:font-size="14pt" style:font-size-asian="14pt" style:font-size-complex="14pt"/>
    </style:style>
    <style:style style:name="P44" style:family="paragraph" style:parent-style-name="Preformatted_20_Text">
      <style:text-properties style:font-name="Arial" fo:font-size="15pt" style:font-size-asian="15pt" style:font-size-complex="15pt"/>
    </style:style>
    <style:style style:name="P45" style:family="paragraph" style:parent-style-name="Preformatted_20_Text">
      <style:paragraph-properties fo:margin-top="0in" fo:margin-bottom="0.1965in" style:contextual-spacing="false"/>
      <style:text-properties style:font-name="Arial" fo:font-size="15pt" style:font-size-asian="15pt" style:font-size-complex="15pt"/>
    </style:style>
    <style:style style:name="P46" style:family="paragraph" style:parent-style-name="Text_20_body">
      <style:paragraph-properties fo:margin-top="0in" fo:margin-bottom="0.1965in" style:contextual-spacing="false"/>
      <style:text-properties style:font-name="Arial" fo:font-size="15pt" style:font-size-asian="15pt" style:font-size-complex="15pt"/>
    </style:style>
    <style:style style:name="P47" style:family="paragraph" style:parent-style-name="Preformatted_20_Text">
      <style:paragraph-properties fo:margin-top="0in" fo:margin-bottom="0.1965in" style:contextual-spacing="false"/>
      <style:text-properties style:font-name="Arial" fo:font-size="15pt" fo:font-weight="normal" style:font-size-asian="15pt" style:font-weight-asian="normal" style:font-size-complex="15pt" style:font-weight-complex="normal"/>
    </style:style>
    <style:style style:name="P48" style:family="paragraph" style:parent-style-name="Text_20_body">
      <style:text-properties officeooo:paragraph-rsid="002165da"/>
    </style:style>
    <style:style style:name="P49" style:family="paragraph" style:parent-style-name="Text_20_body">
      <style:text-properties officeooo:paragraph-rsid="00229a76"/>
    </style:style>
    <style:style style:name="P50" style:family="paragraph" style:parent-style-name="Text_20_body">
      <style:text-properties officeooo:paragraph-rsid="0027aaca"/>
    </style:style>
    <style:style style:name="P51" style:family="paragraph" style:parent-style-name="Text_20_body">
      <style:text-properties officeooo:paragraph-rsid="00291681"/>
    </style:style>
    <style:style style:name="P52" style:family="paragraph" style:parent-style-name="Text_20_body">
      <style:text-properties officeooo:paragraph-rsid="002b71b3"/>
    </style:style>
    <style:style style:name="P53" style:family="paragraph" style:parent-style-name="Text_20_body">
      <style:paragraph-properties fo:margin-left="0in" fo:margin-right="0.3937in" fo:text-indent="0in" style:auto-text-indent="false"/>
    </style:style>
    <style:style style:name="P54" style:family="paragraph" style:parent-style-name="Heading_20_2">
      <style:paragraph-properties fo:margin-top="0in" fo:margin-bottom="0.1965in" style:contextual-spacing="false"/>
    </style:style>
    <style:style style:name="P55" style:family="paragraph" style:parent-style-name="Preformatted_20_Text">
      <style:paragraph-properties fo:margin-top="0in" fo:margin-bottom="0.1965in" style:contextual-spacing="false"/>
    </style:style>
    <style:style style:name="P56" style:family="paragraph" style:parent-style-name="Text_20_body">
      <style:paragraph-properties fo:margin-top="0in" fo:margin-bottom="0.1965in" style:contextual-spacing="false"/>
    </style:style>
    <style:style style:name="P57" style:family="paragraph" style:parent-style-name="Heading_20_2">
      <style:paragraph-properties fo:margin-top="0in" fo:margin-bottom="0.1965in" style:contextual-spacing="false"/>
      <style:text-properties fo:color="#000000" loext:opacity="100%" style:font-name="Arial" fo:font-size="15pt" style:font-size-asian="15pt" style:font-size-complex="15pt"/>
    </style:style>
    <style:style style:name="P58" style:family="paragraph" style:parent-style-name="Text_20_body">
      <style:paragraph-properties fo:margin-top="0in" fo:margin-bottom="0.1965in" style:contextual-spacing="false"/>
      <style:text-properties fo:color="#000000" loext:opacity="100%" style:font-name="Arial" fo:font-size="15pt" style:font-size-asian="15pt" style:font-size-complex="15pt"/>
    </style:style>
    <style:style style:name="P59" style:family="paragraph" style:parent-style-name="Preformatted_20_Text">
      <style:paragraph-properties fo:margin-top="0in" fo:margin-bottom="0.1965in" style:contextual-spacing="false"/>
      <style:text-properties fo:color="#000000" loext:opacity="100%" style:font-name="Arial" fo:font-size="16pt" fo:font-weight="normal" style:font-size-asian="16pt" style:font-weight-asian="normal" style:font-size-complex="16pt" style:font-weight-complex="normal"/>
    </style:style>
    <style:style style:name="P60" style:family="paragraph" style:parent-style-name="Text_20_body">
      <style:text-properties fo:font-size="18pt" fo:font-weight="bold" style:font-size-asian="18pt" style:font-weight-asian="bold" style:font-size-complex="18pt" style:font-weight-complex="bold"/>
    </style:style>
    <style:style style:name="P61" style:family="paragraph" style:parent-style-name="Preformatted_20_Text">
      <style:text-properties fo:color="#2a6099" loext:opacity="100%" style:font-name="Arial" fo:font-size="15pt" style:font-size-asian="15pt" style:font-size-complex="15pt"/>
    </style:style>
    <style:style style:name="P62" style:family="paragraph" style:parent-style-name="Preformatted_20_Text">
      <style:paragraph-properties fo:margin-top="0in" fo:margin-bottom="0.1965in" style:contextual-spacing="false"/>
      <style:text-properties fo:color="#2a6099" loext:opacity="100%" style:font-name="Arial" fo:font-size="15pt" style:font-size-asian="15pt" style:font-size-complex="15pt"/>
    </style:style>
    <style:style style:name="P63" style:family="paragraph" style:parent-style-name="Preformatted_20_Text">
      <style:text-properties fo:font-size="15pt" style:font-size-asian="15pt" style:font-size-complex="15pt"/>
    </style:style>
    <style:style style:name="P64" style:family="paragraph" style:parent-style-name="Preformatted_20_Text">
      <style:paragraph-properties fo:margin-top="0in" fo:margin-bottom="0.1965in" style:contextual-spacing="false"/>
      <style:text-properties fo:font-size="15pt" style:font-size-asian="15pt" style:font-size-complex="15pt"/>
    </style:style>
    <style:style style:name="P65" style:family="paragraph" style:parent-style-name="Text_20_body">
      <style:text-properties fo:font-size="15pt" style:font-size-asian="15pt" style:font-size-complex="15pt"/>
    </style:style>
    <style:style style:name="P66" style:family="paragraph" style:parent-style-name="Preformatted_20_Text">
      <style:text-properties fo:font-size="15pt" fo:font-weight="bold" style:font-size-asian="15pt" style:font-weight-asian="bold" style:font-size-complex="15pt" style:font-weight-complex="bold"/>
    </style:style>
    <style:style style:name="P67" style:family="paragraph" style:parent-style-name="Preformatted_20_Text">
      <style:paragraph-properties fo:margin-top="0in" fo:margin-bottom="0.1965in" style:contextual-spacing="false"/>
      <style:text-properties fo:font-size="15pt" fo:font-weight="bold" style:font-size-asian="15pt" style:font-weight-asian="bold" style:font-size-complex="15pt" style:font-weight-complex="bold"/>
    </style:style>
    <style:style style:name="P68" style:family="paragraph" style:parent-style-name="Preformatted_20_Text">
      <style:text-properties fo:font-size="13pt" style:font-size-asian="13pt" style:font-size-complex="13pt"/>
    </style:style>
    <style:style style:name="P69" style:family="paragraph" style:parent-style-name="Preformatted_20_Text">
      <style:paragraph-properties fo:margin-top="0in" fo:margin-bottom="0.1965in" style:contextual-spacing="false"/>
      <style:text-properties fo:font-size="13pt" style:font-size-asian="13pt" style:font-size-complex="13pt"/>
    </style:style>
    <style:style style:name="P70" style:family="paragraph" style:parent-style-name="Text_20_body">
      <style:paragraph-properties fo:margin-left="0.3937in" fo:margin-right="0.3937in" fo:text-indent="0in" style:auto-text-indent="false"/>
    </style:style>
    <style:style style:name="P71" style:family="paragraph" style:parent-style-name="Text_20_body">
      <style:text-properties fo:font-size="14pt" style:font-size-asian="14pt" style:font-size-complex="14pt"/>
    </style:style>
    <style:style style:name="P72" style:family="paragraph" style:parent-style-name="Heading_20_2">
      <style:paragraph-properties fo:margin-left="0in" fo:margin-right="0.3937in" fo:text-indent="0in" style:auto-text-indent="false"/>
      <style:text-properties fo:font-size="14pt" style:font-size-asian="14pt" style:font-size-complex="14pt"/>
    </style:style>
    <style:style style:name="P73" style:family="paragraph" style:parent-style-name="Heading_20_2">
      <style:text-properties style:font-name="Arial" fo:font-size="16pt" style:font-size-asian="16pt" style:font-size-complex="16pt"/>
    </style:style>
    <style:style style:name="P74" style:family="paragraph" style:parent-style-name="Heading_20_2">
      <style:text-properties style:font-name="Arial" fo:font-size="18pt" fo:font-weight="bold" style:font-size-asian="18pt" style:font-weight-asian="bold" style:font-size-complex="18pt" style:font-weight-complex="bold"/>
    </style:style>
    <style:style style:name="P75" style:family="paragraph" style:parent-style-name="Standard" style:list-style-name="L1">
      <style:text-properties style:font-name="Arial" fo:font-size="16pt" fo:font-weight="bold" officeooo:rsid="001fb391" officeooo:paragraph-rsid="0024bfb8" style:font-size-asian="16pt" style:font-weight-asian="bold" style:font-size-complex="16pt" style:font-weight-complex="bold"/>
    </style:style>
    <style:style style:name="P76" style:family="paragraph" style:parent-style-name="Standard" style:list-style-name="L2">
      <style:text-properties style:font-name="Arial" fo:font-size="16pt" fo:font-weight="bold" officeooo:rsid="001fb391" officeooo:paragraph-rsid="00251bc3" style:font-size-asian="16pt" style:font-weight-asian="bold" style:font-size-complex="16pt" style:font-weight-complex="bold"/>
    </style:style>
    <style:style style:name="P77" style:family="paragraph" style:parent-style-name="Text_20_body">
      <style:paragraph-properties fo:margin-left="0.3937in" fo:margin-right="0.3937in" fo:text-indent="0in" style:auto-text-indent="false"/>
      <style:text-properties fo:font-size="14pt" style:font-size-asian="14pt" style:font-size-complex="14pt"/>
    </style:style>
    <style:style style:name="P78" style:family="paragraph" style:parent-style-name="Text_20_body">
      <style:text-properties style:font-name="Arial" fo:font-size="16pt" style:font-size-asian="16pt" style:font-size-complex="16pt"/>
    </style:style>
    <style:style style:name="P79" style:family="paragraph" style:parent-style-name="Text_20_body" style:list-style-name="L5">
      <style:text-properties style:font-name="Arial" fo:font-size="16pt" style:font-size-asian="16pt" style:font-size-complex="16pt"/>
    </style:style>
    <style:style style:name="P80" style:family="paragraph" style:parent-style-name="Text_20_body" style:list-style-name="L6">
      <style:text-properties style:font-name="Arial" fo:font-size="16pt" style:font-size-asian="16pt" style:font-size-complex="16pt"/>
    </style:style>
    <style:style style:name="P81" style:family="paragraph" style:parent-style-name="Text_20_body">
      <style:text-properties style:font-name="Arial" fo:font-size="15pt" fo:font-weight="normal" style:font-size-asian="15pt" style:font-weight-asian="normal" style:font-size-complex="15pt" style:font-weight-complex="normal"/>
    </style:style>
    <style:style style:name="P82" style:family="paragraph" style:parent-style-name="Text_20_body" style:list-style-name="L3"/>
    <style:style style:name="P83" style:family="paragraph" style:parent-style-name="Text_20_body" style:list-style-name="L3">
      <style:paragraph-properties fo:margin-top="0in" fo:margin-bottom="0in" style:contextual-spacing="false"/>
    </style:style>
    <style:style style:name="P84" style:family="paragraph" style:parent-style-name="Text_20_body" style:list-style-name="L4"/>
    <style:style style:name="P85" style:family="paragraph" style:parent-style-name="Text_20_body" style:list-style-name="L7"/>
    <style:style style:name="P86" style:family="paragraph" style:parent-style-name="Text_20_body">
      <style:text-properties fo:font-size="16pt" fo:font-weight="normal" style:font-size-asian="16pt" style:font-weight-asian="normal" style:font-size-complex="16pt" style:font-weight-complex="normal"/>
    </style:style>
    <style:style style:name="T1" style:family="text">
      <style:text-properties fo:font-size="16pt" style:font-size-asian="16pt" style:font-size-complex="16pt"/>
    </style:style>
    <style:style style:name="T2" style:family="text">
      <style:text-properties fo:font-size="16pt" fo:font-weight="bold" officeooo:rsid="001fb391" style:font-size-asian="16pt" style:font-weight-asian="bold" style:font-size-complex="16pt" style:font-weight-complex="bold"/>
    </style:style>
    <style:style style:name="T3" style:family="text">
      <style:text-properties fo:font-size="16pt" fo:font-weight="normal" style:font-size-asian="16pt" style:font-weight-asian="normal" style:font-size-complex="16pt" style:font-weight-complex="normal"/>
    </style:style>
    <style:style style:name="T4" style:family="text">
      <style:text-properties fo:font-size="26pt" fo:font-weight="bold" style:font-size-asian="26pt" style:font-weight-asian="bold" style:font-size-complex="26pt" style:font-weight-complex="bold"/>
    </style:style>
    <style:style style:name="T5" style:family="text">
      <style:text-properties fo:font-size="26pt" style:font-size-asian="26pt" style:font-size-complex="26pt"/>
    </style:style>
    <style:style style:name="T6" style:family="text">
      <style:text-properties fo:font-size="26pt" fo:font-weight="normal" style:font-size-asian="26pt" style:font-weight-asian="normal" style:font-size-complex="26pt" style:font-weight-complex="normal"/>
    </style:style>
    <style:style style:name="T7" style:family="text">
      <style:text-properties fo:font-weight="bold" style:font-weight-asian="bold" style:font-weight-complex="bold"/>
    </style:style>
    <style:style style:name="T8" style:family="text">
      <style:text-properties fo:font-weight="bold" officeooo:rsid="00251bc3" style:font-weight-asian="bold" style:font-weight-complex="bold"/>
    </style:style>
    <style:style style:name="T9" style:family="text">
      <style:text-properties fo:font-size="18pt" style:font-size-asian="18pt" style:font-size-complex="18pt"/>
    </style:style>
    <style:style style:name="T10" style:family="text">
      <style:text-properties fo:font-size="18pt" officeooo:rsid="00252991" style:font-size-asian="18pt" style:font-size-complex="18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fo:font-weight="bold" officeooo:rsid="00252991" style:font-size-asian="18pt" style:font-weight-asian="bold" style:font-size-complex="18pt" style:font-weight-complex="bold"/>
    </style:style>
    <style:style style:name="T13" style:family="text">
      <style:text-properties style:font-name="Arial" fo:font-size="16pt" style:font-size-asian="16pt" style:font-size-complex="16pt"/>
    </style:style>
    <style:style style:name="T14" style:family="text">
      <style:text-properties style:font-name="Arial" fo:font-size="16pt" officeooo:rsid="0027aaca" style:font-size-asian="16pt" style:font-size-complex="16pt"/>
    </style:style>
    <style:style style:name="T15" style:family="text">
      <style:text-properties style:font-name="Arial" fo:font-size="16pt" fo:font-weight="bold" style:font-size-asian="16pt" style:font-weight-asian="bold" style:font-size-complex="16pt" style:font-weight-complex="bold"/>
    </style:style>
    <style:style style:name="T16" style:family="text">
      <style:text-properties style:font-name="Arial" fo:font-size="16pt" fo:font-weight="normal" style:font-size-asian="16pt" style:font-weight-asian="normal" style:font-size-complex="16pt" style:font-weight-complex="normal"/>
    </style:style>
    <style:style style:name="T17" style:family="text">
      <style:text-properties style:font-name="Arial" fo:font-size="16pt" fo:font-weight="normal" officeooo:rsid="0027aaca" style:font-size-asian="16pt" style:font-weight-asian="normal" style:font-size-complex="16pt" style:font-weight-complex="normal"/>
    </style:style>
    <style:style style:name="T18" style:family="text">
      <style:text-properties style:font-name="Arial" fo:font-size="18pt" fo:font-weight="bold" style:font-size-asian="18pt" style:font-weight-asian="bold" style:font-size-complex="18pt" style:font-weight-complex="bold"/>
    </style:style>
    <style:style style:name="T19" style:family="text">
      <style:text-properties style:font-name="Arial" fo:font-size="18pt" style:font-size-asian="18pt" style:font-size-complex="18pt"/>
    </style:style>
    <style:style style:name="T20" style:family="text">
      <style:text-properties style:font-name="Arial" fo:font-size="14pt" style:font-size-asian="14pt" style:font-size-complex="14pt"/>
    </style:style>
    <style:style style:name="T21" style:family="text">
      <style:text-properties style:font-name="Arial" fo:font-size="15pt" style:font-size-asian="15pt" style:font-size-complex="15pt"/>
    </style:style>
    <style:style style:name="T22" style:family="text">
      <style:text-properties style:font-name="Arial" fo:font-size="15pt" fo:font-weight="normal" style:font-size-asian="15pt" style:font-weight-asian="normal" style:font-size-complex="15pt"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24bfb8" style:font-weight-asian="normal" style:font-weight-complex="normal"/>
    </style:style>
    <style:style style:name="T25" style:family="text">
      <style:text-properties fo:font-weight="normal" officeooo:rsid="00251bc3" style:font-weight-asian="normal" style:font-weight-complex="normal"/>
    </style:style>
    <style:style style:name="T26" style:family="text">
      <style:text-properties fo:font-weight="normal" officeooo:rsid="00252991" style:font-weight-asian="normal" style:font-weight-complex="normal"/>
    </style:style>
    <style:style style:name="T27" style:family="text">
      <style:text-properties officeooo:rsid="0024bfb8"/>
    </style:style>
    <style:style style:name="T28" style:family="text">
      <style:text-properties fo:font-size="22pt" fo:font-weight="bold" officeooo:rsid="0024bfb8" style:font-size-asian="22pt" style:font-weight-asian="bold" style:font-size-complex="22pt" style:font-weight-complex="bold"/>
    </style:style>
    <style:style style:name="T29" style:family="text">
      <style:text-properties fo:font-size="14pt" style:font-size-asian="14pt" style:font-size-complex="14pt"/>
    </style:style>
    <style:style style:name="T30" style:family="text">
      <style:text-properties fo:font-size="15pt" style:font-size-asian="15pt" style:font-size-complex="15pt"/>
    </style:style>
    <style:style style:name="T31" style:family="text">
      <style:text-properties fo:font-size="15pt" fo:font-weight="bold" style:font-size-asian="15pt" style:font-weight-asian="bold" style:font-size-complex="15pt" style:font-weight-complex="bold"/>
    </style:style>
    <style:style style:name="T32" style:family="text">
      <style:text-properties fo:color="#2a6099" loext:opacity="100%" style:font-name="Arial" fo:font-size="15pt" style:font-size-asian="15pt" style:font-size-complex="15pt"/>
    </style:style>
    <style:style style:name="T33" style:family="text">
      <style:text-properties fo:font-size="13pt" style:font-size-asian="13pt" style:font-size-complex="13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Conditional Annotation</text:p>
      <text:p text:style-name="Standard"/>
      <text:p text:style-name="Standard"><text:span text:style-name="T13">In simple terms, the </text:span><text:span text:style-name="Source_20_Text"><text:span text:style-name="T13">@Conditional</text:span></text:span><text:span text:style-name="T13"> annotation in Spring Boot is used to conditionally create and register beans in the Spring application context. It allows you to specify conditions that must be met for a bean to be instantiated and included in your application. This helps in dynamically controlling which beans are created and used based on specific conditions, such as the presence of certain properties or dependencies in your application. It's a way to make your application's configuration more flexible and adaptive to different scenarios.</text:span></text:p>
      <text:p text:style-name="P6"/>
      <text:p text:style-name="P1">@Transitional Annotation</text:p>
      <text:p text:style-name="P1"/>
      <text:p text:style-name="P3"><text:span text:style-name="T2"><text:s/></text:span><text:span text:style-name="T13">In simple terms, the </text:span><text:span text:style-name="Source_20_Text"><text:span text:style-name="T13">@Transactional</text:span></text:span><text:span text:style-name="T13"> annotation in Spring (including Spring Boot) is like a safety net for database operations in your application. When you mark a method or class with </text:span><text:span text:style-name="Source_20_Text"><text:span text:style-name="T13">@Transactional</text:span></text:span><text:span text:style-name="T13">, it ensures that the method runs within a database transaction.</text:span></text:p>
      <text:p text:style-name="P21">A database transaction is a sequence of one or more database operations that are treated as a single unit of work. If everything goes well, the changes are saved to the database. If something goes wrong during any part of the transaction, all changes are rolled back, so your database remains in a consistent state.</text:p>
      <text:p text:style-name="Text_20_body"><text:span text:style-name="T13">In essence, </text:span><text:span text:style-name="Source_20_Text"><text:span text:style-name="T13">@Transactional</text:span></text:span><text:span text:style-name="T13"> helps to maintain data integrity by making sure that either all database changes succeed or none of them do. It simplifies error handling and ensures that your data remains consistent even if something unexpected happens during database operations.</text:span></text:p>
      <text:p text:style-name="P2"/>
      <text:p text:style-name="P2"/>
      <text:p text:style-name="P2"><text:soft-page-break/>@Valid Annotation</text:p>
      <text:p text:style-name="P48"><text:span text:style-name="T13">In simple words, </text:span><text:span text:style-name="Source_20_Text"><text:span text:style-name="T13">@Valid</text:span></text:span><text:span text:style-name="T13"> is like a quality control check for data. When you use </text:span><text:span text:style-name="Source_20_Text"><text:span text:style-name="T13">@Valid</text:span></text:span><text:span text:style-name="T13"> in your code, it checks whether the data meets certain rules or requirements. If the data passes the check (i.e., it's valid), your code proceeds as usual. If the data doesn't meet the requirements (i.e., it's invalid), your code can handle the issue or generate an error message to let you know that something is wrong with the data. It's a way to ensure that the data you're working with is in the expected format and follows the necessary rules.</text:span></text:p>
      <text:p text:style-name="P8"/>
      <text:p text:style-name="P48"><text:span text:style-name="Source_20_Text"><text:span text:style-name="T5">@SpringBootTest</text:span></text:span></text:p>
      <text:p text:style-name="P48"><text:span text:style-name="Source_20_Text"><text:span text:style-name="T13">This annotation is used for integration testing in Spring Boot. It loads the Spring application context and can be configured to run tests with various configurations.</text:span></text:span></text:p>
      <text:p text:style-name="P48"><text:span text:style-name="Source_20_Text"><text:span text:style-name="T1"/></text:span></text:p>
      <text:p text:style-name="P48"><text:span text:style-name="Source_20_Text"><text:span text:style-name="T4">@EventListener</text:span></text:span></text:p>
      <text:p text:style-name="P48"><text:span text:style-name="Source_20_Text"><text:span text:style-name="T13">@EventListener is like a listener for events in your Java application. When something specific happens, this annotation triggers a method you've marked with it. It's useful for handling custom events or built-in Spring events, allowing you to respond to various actions or changes in your application without constantly polling for updates.</text:span></text:span></text:p>
      <text:p text:style-name="P48"><text:span text:style-name="Source_20_Text"><text:span text:style-name="T1"/></text:span></text:p>
      <text:p text:style-name="P49"><text:span text:style-name="Source_20_Text"><text:span text:style-name="T4">@SpringBootApplication</text:span></text:span></text:p>
      <text:p text:style-name="P48"><text:span text:style-name="Source_20_Text"><text:span text:style-name="T13">@SpringBootApplication annotation is a combination of multiple annotations, including @Configuration, @EnableAutoConfiguration, </text:span></text:span><text:soft-page-break/><text:span text:style-name="Source_20_Text"><text:span text:style-name="T13">and @ComponentScan. This means it automatically configures your application and provides sensible defaults.</text:span></text:span></text:p>
      <text:p text:style-name="P48"><text:span text:style-name="Strong_20_Emphasis"><text:span text:style-name="T5">@RestController</text:span></text:span></text:p>
      <text:p text:style-name="P48"><text:span text:style-name="Source_20_Text"><text:span text:style-name="T13">This annotation is used to create RESTful web controllers, making it easy to expose HTTP endpoints in your application.</text:span></text:span></text:p>
      <text:p text:style-name="P11"><text:span text:style-name="Strong_20_Emphasis"><text:span text:style-name="T5">@Autowired</text:span></text:span></text:p>
      <text:p text:style-name="P11"><text:span text:style-name="Strong_20_Emphasis"><text:span text:style-name="T23"/></text:span></text:p>
      <text:p text:style-name="P11"><text:span text:style-name="Strong_20_Emphasis"><text:span text:style-name="T23">It's used for dependency injection, allowing you to inject components or services into other parts of your application</text:span></text:span></text:p>
      <text:p text:style-name="P11"><text:span text:style-name="Strong_20_Emphasis"><text:span text:style-name="T5">@Service</text:span></text:span></text:p>
      <text:p text:style-name="P11"><text:span text:style-name="Strong_20_Emphasis"><text:span text:style-name="T23">It's used to indicate that a class is a service component, typically used for business logic</text:span></text:span></text:p>
      <text:p text:style-name="P11"><text:span text:style-name="Strong_20_Emphasis"><text:span text:style-name="T5">@Repository</text:span></text:span></text:p>
      <text:p text:style-name="P11"><text:span text:style-name="Strong_20_Emphasis"><text:span text:style-name="T23">This annotation is used to mark a class as a data repository, often used with Spring Data for data access</text:span></text:span></text:p>
      <text:p text:style-name="P11"><text:span text:style-name="Strong_20_Emphasis"><text:span text:style-name="T23"/></text:span></text:p>
      <text:p text:style-name="P11"><text:span text:style-name="Strong_20_Emphasis"><text:span text:style-name="T5">@ComponentScan</text:span></text:span><text:span text:style-name="Strong_20_Emphasis"><text:span text:style-name="T6">:</text:span></text:span></text:p>
      <text:p text:style-name="P11"><text:span text:style-name="Strong_20_Emphasis"><text:span text:style-name="T23"/></text:span></text:p>
      <text:p text:style-name="P11"><text:span text:style-name="Strong_20_Emphasis"><text:span text:style-name="T23">This annotation specifies the base packages for component scanning, which tells Spring where to find components like controllers, services, and repositories</text:span></text:span></text:p>
      <text:p text:style-name="P11"><text:span text:style-name="Strong_20_Emphasis"><text:span text:style-name="T6"/></text:span></text:p>
      <text:p text:style-name="P11"><text:span text:style-name="Strong_20_Emphasis"><text:span text:style-name="T5">@Configuration</text:span></text:span></text:p>
      <text:p text:style-name="P11"><text:span text:style-name="Strong_20_Emphasis"><text:span text:style-name="T23"/></text:span></text:p>
      <text:p text:style-name="P11"><text:span text:style-name="Strong_20_Emphasis"><text:span text:style-name="T23">It marks a Java-based configuration class and is used for defining beans and configuring your application</text:span></text:span></text:p>
      <text:p text:style-name="P11"><text:span text:style-name="Strong_20_Emphasis"><text:span text:style-name="T6"/></text:span></text:p>
      <text:p text:style-name="P11"><text:span text:style-name="Strong_20_Emphasis"><text:span text:style-name="T6"/></text:span></text:p>
      <text:p text:style-name="P11"><text:soft-page-break/><text:span text:style-name="Strong_20_Emphasis"><text:span text:style-name="T5">@EnableAutoConfiguration</text:span></text:span></text:p>
      <text:p text:style-name="P11"><text:span text:style-name="Strong_20_Emphasis"><text:span text:style-name="T5"/></text:span></text:p>
      <text:p text:style-name="P11"><text:span text:style-name="Strong_20_Emphasis"><text:span text:style-name="T23">This annotation enables Spring Boot's auto-configuration, automatically configuring various parts of your application based on the environment and dependencies</text:span></text:span></text:p>
      <text:p text:style-name="P11"><text:span text:style-name="Strong_20_Emphasis"><text:span text:style-name="T23"/></text:span></text:p>
      <text:p text:style-name="P11"><text:span text:style-name="Strong_20_Emphasis"><text:span text:style-name="T23"/></text:span></text:p>
      <text:p text:style-name="P12"><text:span text:style-name="Strong_20_Emphasis"><text:span text:style-name="T28">what is different between Controller and REST Controller?</text:span></text:span></text:p>
      <text:p text:style-name="P12"><text:span text:style-name="Strong_20_Emphasis"><text:span text:style-name="T28"/></text:span></text:p>
      <text:p text:style-name="P12"><text:span text:style-name="Strong_20_Emphasis"><text:span text:style-name="Source_20_Text"><text:span text:style-name="T24">Controller</text:span></text:span></text:span><text:span text:style-name="Strong_20_Emphasis"><text:span text:style-name="T24"> and </text:span></text:span><text:span text:style-name="Strong_20_Emphasis"><text:span text:style-name="Source_20_Text"><text:span text:style-name="T24">RestController</text:span></text:span></text:span><text:span text:style-name="Strong_20_Emphasis"><text:span text:style-name="T24"> are both used to define classes that handle HTTP requests in a Spring application, but they serve different purposes</text:span></text:span></text:p>
      <text:p text:style-name="P12"><text:span text:style-name="Strong_20_Emphasis"><text:span text:style-name="T24"/></text:span></text:p>
      <text:p text:style-name="P12"><text:span text:style-name="Strong_20_Emphasis"><text:span text:style-name="T27">Controller</text:span></text:span></text:p>
      <text:list xml:id="list3694584564" text:style-name="L1">
        <text:list-item>
          <text:p text:style-name="P75"><text:span text:style-name="Strong_20_Emphasis"><text:span text:style-name="T24">A class annotated with </text:span></text:span><text:span text:style-name="Strong_20_Emphasis"><text:span text:style-name="Source_20_Text"><text:span text:style-name="T24">@Controller</text:span></text:span></text:span><text:span text:style-name="Strong_20_Emphasis"><text:span text:style-name="T24"> is typically used in traditional web applications where the response can be rendered as a view (HTML page).</text:span></text:span></text:p>
        </text:list-item>
        <text:list-item>
          <text:p text:style-name="P75"><text:span text:style-name="Strong_20_Emphasis"><text:span text:style-name="T24">Controllers return view names or view objects that the Spring Framework uses to render HTML content</text:span></text:span></text:p>
        </text:list-item>
        <text:list-item>
          <text:p text:style-name="P75"><text:span text:style-name="Strong_20_Emphasis"><text:span text:style-name="T24">They are well-suited for applications that generate HTML responses for web browsers</text:span></text:span></text:p>
        </text:list-item>
        <text:list-item>
          <text:p text:style-name="P75"><text:span text:style-name="Strong_20_Emphasis"><text:span text:style-name="T24">Commonly used methods include </text:span></text:span><text:span text:style-name="Strong_20_Emphasis"><text:span text:style-name="Source_20_Text"><text:span text:style-name="T24">@RequestMapping</text:span></text:span></text:span><text:span text:style-name="Strong_20_Emphasis"><text:span text:style-name="T24">, </text:span></text:span><text:span text:style-name="Strong_20_Emphasis"><text:span text:style-name="Source_20_Text"><text:span text:style-name="T24">@GetMapping</text:span></text:span></text:span><text:span text:style-name="Strong_20_Emphasis"><text:span text:style-name="T24">, and </text:span></text:span><text:span text:style-name="Strong_20_Emphasis"><text:span text:style-name="Source_20_Text"><text:span text:style-name="T24">@PostMapping</text:span></text:span></text:span><text:span text:style-name="Strong_20_Emphasis"><text:span text:style-name="T24"> for defining HTTP endpoints that return HTML views.</text:span></text:span></text:p>
        </text:list-item>
      </text:list>
      <text:p text:style-name="P15"><text:span text:style-name="Strong_20_Emphasis"><text:span text:style-name="T8"/></text:span></text:p>
      <text:p text:style-name="P15"><text:span text:style-name="Strong_20_Emphasis"><text:span text:style-name="T8">RestController</text:span></text:span></text:p>
      <text:list xml:id="list314174946" text:style-name="L2">
        <text:list-item>
          <text:p text:style-name="P76"><text:span text:style-name="Strong_20_Emphasis"><text:span text:style-name="T25">A class annotated with </text:span></text:span><text:span text:style-name="Strong_20_Emphasis"><text:span text:style-name="Source_20_Text"><text:span text:style-name="T25">@RestController</text:span></text:span></text:span><text:span text:style-name="Strong_20_Emphasis"><text:span text:style-name="T25"> is used for building RESTful web services that primarily return data in a format like JSON or XML, rather than rendering HTML views</text:span></text:span></text:p>
        </text:list-item>
        <text:list-item>
          <text:p text:style-name="P76"><text:span text:style-name="Strong_20_Emphasis"><text:span text:style-name="T25">Controllers annotated with </text:span></text:span><text:span text:style-name="Strong_20_Emphasis"><text:span text:style-name="Source_20_Text"><text:span text:style-name="T25">@RestController</text:span></text:span></text:span><text:span text:style-name="Strong_20_Emphasis"><text:span text:style-name="T25"> return the data directly as the HTTP response, typically serialized into JSON or XML. This eliminates the need for view templates</text:span></text:span></text:p>
        </text:list-item>
        <text:list-item>
          <text:p text:style-name="P76"><text:soft-page-break/><text:span text:style-name="Strong_20_Emphasis"><text:span text:style-name="T25">They are suitable for building web services that serve as APIs for client applications, mobile apps, or other services.</text:span></text:span></text:p>
        </text:list-item>
        <text:list-item>
          <text:p text:style-name="P76"><text:span text:style-name="Strong_20_Emphasis"><text:span text:style-name="T25">The methods typically return domain objects or data transfer objects (DTOs) that are automatically converted to the desired format (e.g., JSON) by Spring</text:span></text:span></text:p>
        </text:list-item>
      </text:list>
      <text:p text:style-name="P15"><text:span text:style-name="Strong_20_Emphasis"><text:span text:style-name="T8"/></text:span></text:p>
      <text:p text:style-name="P15"><text:span text:style-name="Strong_20_Emphasis"><text:span text:style-name="T8"/></text:span></text:p>
      <text:p text:style-name="P16"><text:span text:style-name="Strong_20_Emphasis"><text:span text:style-name="T12">what is different between spring and Spring boot?</text:span></text:span></text:p>
      <text:p text:style-name="P16"><text:span text:style-name="Strong_20_Emphasis"/></text:p>
      <text:p text:style-name="P16"><text:span text:style-name="Strong_20_Emphasis"><text:span text:style-name="T26"><text:s text:c="2"/>Spring and Spring Boot are both Java-based frameworks developed by the Spring team, but they serve different purposes and have distinct characteristics. Here's a point-to-point comparison of Spring and Spring Boot:</text:span></text:span></text:p>
      <text:p text:style-name="P16"><text:span text:style-name="Strong_20_Emphasis"><text:span text:style-name="T12"/></text:span></text:p>
      <text:p text:style-name="P16"><text:span text:style-name="Strong_20_Emphasis"><text:span text:style-name="T10">1. Purpose:</text:span></text:span></text:p>
      <text:p text:style-name="P16"><text:span text:style-name="Strong_20_Emphasis">Spring:</text:span> <text:span text:style-name="T23">The core Spring framework is a comprehensive framework for building enterprise-level Java applications. It provides a wide range of modules for various concerns, such as dependency injection, data access, AOP, messaging, and more</text:span></text:p>
      <text:p text:style-name="P16"><text:span text:style-name="Strong_20_Emphasis">Spring Boot:</text:span><text:span text:style-name="T23"> Spring Boot is designed to simplify the setup, configuration, and development of Spring applications, focusing on rapid application development and microservices</text:span></text:p>
      <text:p text:style-name="P33"/>
      <text:p text:style-name="P18"><text:span text:style-name="Strong_20_Emphasis">2. Configuration:</text:span></text:p>
      <text:p text:style-name="P18"><text:span text:style-name="Strong_20_Emphasis">Spring:</text:span><text:span text:style-name="Strong_20_Emphasis"><text:span text:style-name="T23"> In a Spring application, you need to configure various components and dependencies manually or through XML-based configuration files</text:span></text:span></text:p>
      <text:p text:style-name="P18"><text:span text:style-name="Strong_20_Emphasis">Spring Boot:</text:span><text:span text:style-name="Strong_20_Emphasis"><text:span text:style-name="T23"> Spring Boot emphasizes convention over configuration. It offers auto-configuration and sensible defaults, reducing the need for extensive configuration</text:span></text:span></text:p>
      <text:p text:style-name="P18"><text:span text:style-name="Strong_20_Emphasis"><text:span text:style-name="T23"/></text:span></text:p>
      <text:p text:style-name="P18"><text:span text:style-name="Strong_20_Emphasis">3. Dependency Management:</text:span></text:p>
      <text:p text:style-name="P18"><text:span text:style-name="Strong_20_Emphasis"><text:span text:style-name="T23"/></text:span></text:p>
      <text:p text:style-name="P18"><text:span text:style-name="Strong_20_Emphasis">Spring:</text:span><text:span text:style-name="Strong_20_Emphasis"><text:span text:style-name="T23"> Managing dependencies is manual, and you need to define and manage the version of each library explicitly</text:span></text:span></text:p>
      <text:p text:style-name="P18"><text:soft-page-break/><text:span text:style-name="Strong_20_Emphasis">Spring Boot:</text:span><text:span text:style-name="Strong_20_Emphasis"><text:span text:style-name="T23"> Spring Boot provides dependency management, allowing you to include dependencies in your project with simplified versioning.</text:span></text:span></text:p>
      <text:p text:style-name="P18"><text:span text:style-name="Strong_20_Emphasis"><text:span text:style-name="T23"/></text:span></text:p>
      <text:p text:style-name="P18"><text:span text:style-name="Strong_20_Emphasis">4. Embedded Servers:</text:span></text:p>
      <text:p text:style-name="P50"><text:span text:style-name="Strong_20_Emphasis"><text:span text:style-name="T17"/></text:span></text:p>
      <text:p text:style-name="P50"><text:span text:style-name="Strong_20_Emphasis"><text:span text:style-name="T14">Spring:</text:span></text:span><text:span text:style-name="Strong_20_Emphasis"><text:span text:style-name="T17"> You need to configure and deploy a servlet container (e.g., Tomcat or Jetty) separately for your Spring applications.</text:span></text:span></text:p>
      <text:p text:style-name="P50"><text:span text:style-name="Strong_20_Emphasis"><text:span text:style-name="T9">Spring Boot</text:span></text:span><text:span text:style-name="Strong_20_Emphasis">:</text:span> <text:span text:style-name="T13">Spring Boot includes embedded servers, making it easy to create standalone, executable JAR files for your applications without requiring an external servlet container.</text:span></text:p>
      <text:p text:style-name="P27"/>
      <text:p text:style-name="P50"><text:span text:style-name="Strong_20_Emphasis"><text:span text:style-name="T13">5. Annotation-Based Configuration:</text:span></text:span></text:p>
      <text:p text:style-name="P50"><text:span text:style-name="Strong_20_Emphasis"><text:span text:style-name="T13"/></text:span></text:p>
      <text:p text:style-name="P50"><text:span text:style-name="Strong_20_Emphasis"><text:span text:style-name="T13">Spring: </text:span></text:span><text:span text:style-name="Strong_20_Emphasis"><text:span text:style-name="T16">Annotations like </text:span></text:span><text:span text:style-name="Strong_20_Emphasis"><text:span text:style-name="Source_20_Text"><text:span text:style-name="T16">@Component</text:span></text:span></text:span><text:span text:style-name="Strong_20_Emphasis"><text:span text:style-name="T16">, </text:span></text:span><text:span text:style-name="Strong_20_Emphasis"><text:span text:style-name="Source_20_Text"><text:span text:style-name="T16">@Service</text:span></text:span></text:span><text:span text:style-name="Strong_20_Emphasis"><text:span text:style-name="T16">, and </text:span></text:span><text:span text:style-name="Strong_20_Emphasis"><text:span text:style-name="Source_20_Text"><text:span text:style-name="T16">@Autowired</text:span></text:span></text:span><text:span text:style-name="Strong_20_Emphasis"><text:span text:style-name="T16"> are used for configuring beans and dependencies</text:span></text:span><text:span text:style-name="Strong_20_Emphasis"><text:span text:style-name="T13">.</text:span></text:span></text:p>
      <text:p text:style-name="P50"><text:span text:style-name="Strong_20_Emphasis"><text:span text:style-name="T13">Spring Boot: </text:span></text:span><text:span text:style-name="Strong_20_Emphasis"><text:span text:style-name="T16">Spring Boot heavily relies on annotations for configuration. It includes additional annotations like </text:span></text:span><text:span text:style-name="Strong_20_Emphasis"><text:span text:style-name="Source_20_Text"><text:span text:style-name="T16">@SpringBootApplication</text:span></text:span></text:span><text:span text:style-name="Strong_20_Emphasis"><text:span text:style-name="T16"> for quick setup</text:span></text:span></text:p>
      <text:p text:style-name="P50"><text:span text:style-name="Strong_20_Emphasis"><text:span text:style-name="T13"/></text:span></text:p>
      <text:p text:style-name="P50"><text:span text:style-name="Strong_20_Emphasis"><text:span text:style-name="T13">6. External Configuration:</text:span></text:span></text:p>
      <text:p text:style-name="P51"><text:span text:style-name="Strong_20_Emphasis"><text:span text:style-name="T13">Spring: </text:span></text:span><text:span text:style-name="Strong_20_Emphasis"><text:span text:style-name="T16">You configure properties in XML or property files manually for different environments</text:span></text:span><text:span text:style-name="Strong_20_Emphasis"><text:span text:style-name="T13">.</text:span></text:span></text:p>
      <text:p text:style-name="P51"><text:span text:style-name="Strong_20_Emphasis"><text:span text:style-name="T15">Spring Boot</text:span></text:span><text:span text:style-name="Strong_20_Emphasis">:</text:span> <text:span text:style-name="T13">Spring Boot simplifies external configuration with property files (</text:span><text:span text:style-name="Source_20_Text"><text:span text:style-name="T13">application.properties</text:span></text:span><text:span text:style-name="T13"> or </text:span><text:span text:style-name="Source_20_Text"><text:span text:style-name="T13">application.yml</text:span></text:span><text:span text:style-name="T13">) and profiles. It provides a convenient way to manage environment-specific properties.</text:span></text:p>
      <text:p text:style-name="P51"><text:soft-page-break/><text:span text:style-name="Strong_20_Emphasis"><text:span text:style-name="T13">8. Microservices:</text:span></text:span><text:span text:style-name="Strong_20_Emphasis"><text:span text:style-name="T9">Spring</text:span></text:span><text:span text:style-name="Strong_20_Emphasis">:</text:span> <text:span text:style-name="T13">While Spring can be used for microservices, Spring Boot is more commonly associated with building microservices due to its simplicity and embedded server capabilities.</text:span></text:p>
      <text:p text:style-name="P22"/>
      <text:p text:style-name="P51"><text:span text:style-name="Strong_20_Emphasis"><text:span text:style-name="T13">9. Project Initialization:</text:span></text:span></text:p>
      <text:p text:style-name="P51"><text:span text:style-name="Strong_20_Emphasis"><text:span text:style-name="T13">Spring: </text:span></text:span></text:p>
      <text:p text:style-name="P51"><text:span text:style-name="Strong_20_Emphasis"><text:span text:style-name="T16">You can start a Spring project from scratch, but it often involves setting up configurations manually</text:span></text:span><text:span text:style-name="Strong_20_Emphasis"><text:span text:style-name="T13">.</text:span></text:span></text:p>
      <text:p text:style-name="P51"><text:span text:style-name="Strong_20_Emphasis"><text:span text:style-name="T1">Spring Boot:</text:span></text:span><text:span text:style-name="T1"> </text:span></text:p>
      <text:p text:style-name="P22">Spring Boot provides "Spring Initializr," a web-based tool and CLI, for generating project templates with pre-configured settings.</text:p>
      <text:p text:style-name="P22"/>
      <text:p text:style-name="P19">What is the difference between a Singleton and Prototype scope in Spring beans?</text:p>
      <text:p text:style-name="P29">In Spring framework, Singleton and Prototype are two different ways to manage the lifecycle of beans, which are Java objects managed by Spring. Here's a simple explanation of the difference:</text:p>
      <text:p text:style-name="P19">Singleton Scope:</text:p>
      <text:p text:style-name="P29">When a bean is defined with Singleton scope, Spring creates and manages a single instance of that bean for the entire application</text:p>
      <text:p text:style-name="P29">Anytime you request the bean, you get the same instance. This promotes sharing and reusing the same object across your application.</text:p>
      <text:p text:style-name="P29">It's suitable for stateless or shared objects, like services or utility classes.</text:p>
      <text:p text:style-name="P19"/>
      <text:p text:style-name="P19"/>
      <text:p text:style-name="P19"><text:soft-page-break/>Prototype Scope:</text:p>
      <text:p text:style-name="P29">When a bean is defined with Prototype scope, Spring creates a new instance of that bean whenever it's requested.</text:p>
      <text:p text:style-name="P29">Each time you ask for the bean, you get a fresh, independent instance.</text:p>
      <text:p text:style-name="P29">It's useful for stateful objects or components that should not be shared, ensuring a new instance for each usage</text:p>
      <text:p text:style-name="P35">What is Spring Boot, and what are its key features and advantages?</text:p>
      <text:p text:style-name="P29">Spring Boot is a popular framework within the Spring ecosystem designed to simplify and accelerate the development of production-ready, stand-alone Spring-based applications. Here are its key features and advantages</text:p>
      <text:p text:style-name="P52"><text:span text:style-name="Strong_20_Emphasis"><text:span text:style-name="T18">Simplified Configuration</text:span></text:span><text:span text:style-name="Strong_20_Emphasis"><text:span text:style-name="T11">:</text:span></text:span></text:p>
      <text:p text:style-name="P52"><text:span text:style-name="Strong_20_Emphasis"><text:span text:style-name="T16">Spring Boot reduces the need for extensive XML or Java configuration. It provides sensible defaults, and you can configure your application with properties files or annotations</text:span></text:span></text:p>
      <text:p text:style-name="P52"><text:span text:style-name="Strong_20_Emphasis"><text:span text:style-name="T13">Auto-Configuration:</text:span></text:span></text:p>
      <text:p text:style-name="P52"><text:span text:style-name="Strong_20_Emphasis"><text:span text:style-name="T16">Spring Boot automatically configures many components based on your project's dependencies. This makes it easier to set up a working project without manual configuration</text:span></text:span></text:p>
      <text:p text:style-name="P52"><text:span text:style-name="Strong_20_Emphasis"><text:span text:style-name="T19">Standalone:</text:span></text:span></text:p>
      <text:p text:style-name="P52"><text:span text:style-name="Strong_20_Emphasis"><text:span text:style-name="T16">Spring Boot applications are self-contained and can be run as standalone JAR files. You don't need a separate web server or application server to deploy your application.</text:span></text:span></text:p>
      <text:p text:style-name="P52"><text:span text:style-name="Strong_20_Emphasis"><text:span text:style-name="T18"/></text:span></text:p>
      <text:p text:style-name="P52"><text:span text:style-name="Strong_20_Emphasis"><text:span text:style-name="T18"/></text:span></text:p>
      <text:p text:style-name="P52"><text:soft-page-break/><text:span text:style-name="Strong_20_Emphasis"><text:span text:style-name="T19">Embedded Servers</text:span></text:span></text:p>
      <text:p text:style-name="P52"><text:span text:style-name="Strong_20_Emphasis"><text:span text:style-name="T16">Spring Boot includes embedded web servers like Tomcat, Jetty, or Undertow. This eliminates the need to deploy applications to external servers, simplifying deployment</text:span></text:span></text:p>
      <text:p text:style-name="P52"><text:span text:style-name="Strong_20_Emphasis"><text:span text:style-name="T19">Production-Ready</text:span></text:span></text:p>
      <text:p text:style-name="P52"><text:span text:style-name="Strong_20_Emphasis"><text:span text:style-name="T16">Spring Boot provides built-in support for metrics, health checks, and externalized configuration. It's designed to make your application production-ready with minimal effort</text:span></text:span></text:p>
      <text:p text:style-name="P52"><text:span text:style-name="Strong_20_Emphasis"><text:span text:style-name="T19">Microservices-Friendly</text:span></text:span></text:p>
      <text:p text:style-name="P52"><text:span text:style-name="Strong_20_Emphasis"><text:span text:style-name="T16">Spring Boot is well-suited for building microservices. It provides features for creating RESTful APIs, service discovery, and integration with Spring Cloud for building complex, distributed systems</text:span></text:span></text:p>
      <text:p text:style-name="P52"><text:span text:style-name="Strong_20_Emphasis"><text:span text:style-name="T13">Spring Ecosystem Integration:</text:span></text:span></text:p>
      <text:p text:style-name="P52"><text:span text:style-name="Strong_20_Emphasis"><text:span text:style-name="T16">Spring Boot seamlessly integrates with the broader Spring ecosystem, allowing you to leverage the power of Spring, including Spring Data, Spring Security, and more</text:span></text:span></text:p>
      <text:p text:style-name="P52"><text:span text:style-name="Strong_20_Emphasis"><text:span text:style-name="T13">Development Tools:</text:span></text:span></text:p>
      <text:p text:style-name="P52"><text:span text:style-name="Strong_20_Emphasis"><text:span text:style-name="T16">Spring Boot includes a set of development tools, like automatic restart, which speeds up development and testing.</text:span></text:span></text:p>
      <text:p text:style-name="P52"><text:span text:style-name="Strong_20_Emphasis"><text:span text:style-name="T16"/></text:span></text:p>
      <text:p text:style-name="P52"><text:span text:style-name="Strong_20_Emphasis"><text:span text:style-name="T16"/></text:span></text:p>
      <text:p text:style-name="P51"><text:span text:style-name="Strong_20_Emphasis"><text:span text:style-name="T16"/></text:span></text:p>
      <text:p text:style-name="P21"/>
      <text:p text:style-name="P22"/>
      <text:p text:style-name="P50"><text:span text:style-name="Strong_20_Emphasis"><text:span text:style-name="T13"/></text:span></text:p>
      <text:p text:style-name="P18"><text:span text:style-name="Strong_20_Emphasis"><text:span text:style-name="T23"/></text:span></text:p>
      <text:p text:style-name="P18"><text:soft-page-break/><text:span text:style-name="Strong_20_Emphasis"><text:span text:style-name="T23"/></text:span></text:p>
      <text:h text:style-name="P13" text:outline-level="2"><text:span text:style-name="Strong_20_Emphasis"><text:span text:style-name="T7">What are few frequently used Spring Boot annotations?</text:span></text:span></text:h>
      <text:p text:style-name="P14"><text:bookmark text:name="73ce"/><text:bookmark text:name="c30b"/><text:a xlink:type="simple" xlink:href="http://twitter.com/SpringBootApplicatio" office:target-frame-name="_blank" xlink:show="new" text:style-name="Internet_20_link" text:visited-style-name="Visited_20_Internet_20_Link"><text:span text:style-name="Strong_20_Emphasis"><text:span text:style-name="T7">@SpringBootApplicatio</text:span></text:span></text:a><text:span text:style-name="Strong_20_Emphasis"><text:span text:style-name="T7">n : </text:span></text:span><text:span text:style-name="Strong_20_Emphasis"><text:span text:style-name="T23">mark the main class of a Spring Boot application<text:line-break/></text:span></text:span><text:a xlink:type="simple" xlink:href="http://twitter.com/SpringBootTest" office:target-frame-name="_blank" xlink:show="new" text:style-name="Internet_20_link" text:visited-style-name="Visited_20_Internet_20_Link"><text:span text:style-name="Strong_20_Emphasis"><text:span text:style-name="T23">@SpringBootTest</text:span></text:span></text:a><text:span text:style-name="Strong_20_Emphasis"><text:span text:style-name="T23"> : used for Integration testing<text:line-break/></text:span></text:span><text:a xlink:type="simple" xlink:href="http://twitter.com/Configuration" office:target-frame-name="_blank" xlink:show="new" text:style-name="Internet_20_link" text:visited-style-name="Visited_20_Internet_20_Link"><text:span text:style-name="Strong_20_Emphasis"><text:span text:style-name="T23">@Configuration</text:span></text:span></text:a><text:span text:style-name="Strong_20_Emphasis"><text:span text:style-name="T23"> : used to provide bean configurations<text:line-break/></text:span></text:span><text:a xlink:type="simple" xlink:href="http://twitter.com/Conditional" office:target-frame-name="_blank" xlink:show="new" text:style-name="Internet_20_link" text:visited-style-name="Visited_20_Internet_20_Link"><text:span text:style-name="Strong_20_Emphasis"><text:span text:style-name="T23">@Conditional</text:span></text:span></text:a><text:span text:style-name="Strong_20_Emphasis"><text:span text:style-name="T23">: You can create custom auto configuration classes<text:line-break/></text:span></text:span><text:a xlink:type="simple" xlink:href="http://twitter.com/ConditionalOnBean" office:target-frame-name="_blank" xlink:show="new" text:style-name="Internet_20_link" text:visited-style-name="Visited_20_Internet_20_Link"><text:span text:style-name="Strong_20_Emphasis"><text:span text:style-name="T23">@ConditionalOnBean</text:span></text:span></text:a><text:span text:style-name="Strong_20_Emphasis"><text:span text:style-name="T23"><text:line-break/></text:span></text:span><text:a xlink:type="simple" xlink:href="http://twitter.com/Bean" office:target-frame-name="_blank" xlink:show="new" text:style-name="Internet_20_link" text:visited-style-name="Visited_20_Internet_20_Link"><text:span text:style-name="Strong_20_Emphasis"><text:span text:style-name="T23">@Bean</text:span></text:span></text:a><text:span text:style-name="Strong_20_Emphasis"><text:span text:style-name="T23"><text:line-break/></text:span></text:span><text:a xlink:type="simple" xlink:href="http://twitter.com/DataJpaTest" office:target-frame-name="_blank" xlink:show="new" text:style-name="Internet_20_link" text:visited-style-name="Visited_20_Internet_20_Link"><text:span text:style-name="Strong_20_Emphasis"><text:span text:style-name="T23">@DataJpaTest</text:span></text:span></text:a><text:span text:style-name="Strong_20_Emphasis"><text:span text:style-name="T23"> :Slice test you JPA layer<text:line-break/></text:span></text:span><text:a xlink:type="simple" xlink:href="http://twitter.com/WebMVCTest" office:target-frame-name="_blank" xlink:show="new" text:style-name="Internet_20_link" text:visited-style-name="Visited_20_Internet_20_Link"><text:span text:style-name="Strong_20_Emphasis"><text:span text:style-name="T23">@WebMVCTest</text:span></text:span></text:a><text:span text:style-name="Strong_20_Emphasis"><text:span text:style-name="T23"> : Slice test you MVC layer<text:line-break/></text:span></text:span><text:a xlink:type="simple" xlink:href="http://twitter.com/Value" office:target-frame-name="_blank" xlink:show="new" text:style-name="Internet_20_link" text:visited-style-name="Visited_20_Internet_20_Link"><text:span text:style-name="Strong_20_Emphasis"><text:span text:style-name="T23">@Value</text:span></text:span></text:a><text:span text:style-name="Strong_20_Emphasis"><text:span text:style-name="T23"> : Use to bind the property quickly<text:line-break/></text:span></text:span><text:a xlink:type="simple" xlink:href="http://twitter.com/ControllerAdvice" office:target-frame-name="_blank" xlink:show="new" text:style-name="Internet_20_link" text:visited-style-name="Visited_20_Internet_20_Link"><text:span text:style-name="Strong_20_Emphasis"><text:span text:style-name="T23">@ControllerAdvice</text:span></text:span></text:a><text:span text:style-name="Strong_20_Emphasis"><text:span text:style-name="T23"> : Good for handling exception<text:line-break/>@ConditionalOnMissingBean<text:line-break/>@ConditionalOnClass<text:line-break/>@ConditionalOnMissingClass</text:span></text:span></text:p>
      <text:p text:style-name="P14"><text:span text:style-name="Strong_20_Emphasis"><text:span text:style-name="T23"/></text:span></text:p>
      <text:h text:style-name="P13" text:outline-level="2"><text:bookmark text:name="1f28"/><text:span text:style-name="Strong_20_Emphasis"><text:span text:style-name="T7">How to customize the environment or ApplicationContext before Spring boot application start?</text:span></text:span></text:h>
      <text:p text:style-name="P17"><text:span text:style-name="Strong_20_Emphasis"><text:span text:style-name="T23">A SpringApplication class has ApplicationListeners and ApplicationContextInitializers that are used to apply customizations to the context or environment. Spring Boot loads a number of such customizations. It internally uses the META-INF/spring.factories.</text:span></text:span></text:p>
      <text:p text:style-name="P17"><text:bookmark text:name="3c93"/><text:span text:style-name="Strong_20_Emphasis">There are many ways to register additional customizations:</text:span></text:p>
      <text:p text:style-name="P21"><text:bookmark text:name="7e54"/>I. Pro grammatically by calling the addListeners and addInitializers methods on Spring-application before you run it.<text:line-break/>II. Deliberatively by setting the context.initializer.classes or context.listener.classes in application.properties.<text:line-break/>III. Declaratively by adding a META-INF/spring.factories and adding jar <text:soft-page-break/>files which application use as a library. This is used in custom auto configurations.</text:p>
      <text:p text:style-name="P21"/>
      <text:h text:style-name="P23" text:outline-level="2">How to create custom Spring Boot Auto Configuration?</text:h>
      <text:p text:style-name="P21"/>
      <text:p text:style-name="P21"><text:bookmark text:name="9597"/>Auto-Configuration is the way Spring Boot configure the application automatically with minimal configurations, because nobody like complex XML, at least majority of us dont’ like XML. Auto-configuration classes can be bundled in external jars and picked-up by Spring Boot application at runtime, it’s like decision making for you if something is present in classpath. Auto-configuration can be associated to a “starter” dependencies that provide the auto-configuration code as well as the typical libraries that you would use with it.</text:p>
      <text:p text:style-name="P70"><text:bookmark text:name="305b"/><text:span text:style-name="T29">Under the hood, auto-configuration is implemented with standard </text:span><text:span text:style-name="Source_20_Text"><text:span text:style-name="T29">@Configuration</text:span></text:span><text:span text:style-name="T29"> classes. Additional </text:span><text:span text:style-name="Source_20_Text"><text:span text:style-name="T29">@Conditional</text:span></text:span><text:span text:style-name="T29"> annotations are used to constrain when the auto-configuration should apply. Usually, auto-configuration classes use </text:span><text:span text:style-name="Source_20_Text"><text:span text:style-name="T29">@ConditionalOnClass</text:span></text:span><text:span text:style-name="T29"> and </text:span><text:span text:style-name="Source_20_Text"><text:span text:style-name="T29">@ConditionalOnMissingBean</text:span></text:span><text:span text:style-name="T29"> annotations. This ensures that auto-configuration applies only when relevant classes are found and when you have not declared your own </text:span><text:span text:style-name="Source_20_Text"><text:span text:style-name="T29">@Configuration</text:span></text:span><text:span text:style-name="T29">.</text:span></text:p>
      <text:p text:style-name="P77"/>
      <text:h text:style-name="P72" text:outline-level="2"><text:bookmark text:name="d131"/>How to disable or exclude the specific Auto-Configuration bean in Spring Boot?</text:h>
      <text:p text:style-name="P53"><text:bookmark text:name="1a41"/><text:span text:style-name="T13">To exclude/disable the auto-configuration bean from being loaded to an application, we can add the </text:span><text:a xlink:type="simple" xlink:href="http://twitter.com/EnableAutoConfigurat" office:target-frame-name="_blank" xlink:show="new" text:style-name="Internet_20_link" text:visited-style-name="Visited_20_Internet_20_Link"><text:span text:style-name="T13">@EnableAutoConfigurat</text:span></text:a><text:span text:style-name="T13">ion annotation with </text:span><text:span text:style-name="Emphasis"><text:span text:style-name="T13">exclude </text:span></text:span><text:span text:style-name="T13">or </text:span><text:span text:style-name="Emphasis"><text:span text:style-name="T13">excludeName </text:span></text:span><text:span text:style-name="T13">attribute to a configuration class.</text:span></text:p>
      <text:p text:style-name="Text_20_body"><text:bookmark text:name="7f8d"/><text:soft-page-break/><text:span text:style-name="T13">Another option to disable specific auto-configurations is by setting the </text:span><text:span text:style-name="Emphasis"><text:span text:style-name="T13">spring.autoconfigure.exclude </text:span></text:span><text:span text:style-name="T13">property from an application properties file.</text:span></text:p>
      <text:h text:style-name="P23" text:outline-level="2"><text:bookmark text:name="a36b"/>What are the Spring Boot Actuators? How to create custom Actuator?</text:h>
      <text:p text:style-name="P21"><text:bookmark text:name="11e7"/>Very cool features for microservices. Actuators enable production-ready features without having to actually implement these things by yourself. Actuator endpoints are secured by default.<text:line-break/>Here are some of the common endpoints of Spring Boot</text:p>
      <text:list xml:id="list3649566055" text:style-name="L3">
        <text:list-item>
          <text:p text:style-name="P83"><text:bookmark text:name="c846"/><text:span text:style-name="Emphasis"><text:span text:style-name="T20">/health </text:span></text:span><text:span text:style-name="T20">— Shows application health information. It is often used by monitoring software to alert someone when a production system goes down.</text:span></text:p>
        </text:list-item>
        <text:list-item>
          <text:p text:style-name="P83"><text:bookmark text:name="ad17"/><text:span text:style-name="Emphasis"><text:span text:style-name="T20">/info </text:span></text:span><text:span text:style-name="T20">— Displays arbitrary application info</text:span></text:p>
        </text:list-item>
        <text:list-item>
          <text:p text:style-name="P83"><text:bookmark text:name="9027"/><text:span text:style-name="Emphasis"><text:span text:style-name="T20">/metrics — </text:span></text:span><text:span text:style-name="T20">Shows ‘metrics’ information for the current application;</text:span></text:p>
        </text:list-item>
        <text:list-item>
          <text:p text:style-name="P83"><text:bookmark text:name="1864"/><text:span text:style-name="Emphasis"><text:span text:style-name="T20">/trace — </text:span></text:span><text:span text:style-name="T20">Displays trace information</text:span></text:p>
        </text:list-item>
        <text:list-item>
          <text:p text:style-name="P82"><text:bookmark text:name="f3c4"/><text:span text:style-name="T20">/mappings — Displays a collated list of all </text:span><text:a xlink:type="simple" xlink:href="http://twitter.com/RequestMapping" office:target-frame-name="_blank" xlink:show="new" text:style-name="Internet_20_link" text:visited-style-name="Visited_20_Internet_20_Link"><text:span text:style-name="T20">@RequestMapping</text:span></text:a><text:span text:style-name="T20"> paths.</text:span></text:p>
        </text:list-item>
      </text:list>
      <text:p text:style-name="Text_20_body"><text:bookmark text:name="fe7c"/><text:span text:style-name="T13">By default, all endpoints except for </text:span><text:span text:style-name="Source_20_Text"><text:span text:style-name="T13">shutdown</text:span></text:span><text:span text:style-name="T13"> are enabled. In order to enable/disable the actuator endpoints, we can use its </text:span><text:span text:style-name="Source_20_Text"><text:span text:style-name="T13">management.endpoint.&lt;id&gt;.enabled</text:span></text:span><text:span text:style-name="T13"> property. For example</text:span></text:p>
      <text:p text:style-name="P55"><text:bookmark text:name="7c28"/><text:span text:style-name="Emphasis"><text:span text:style-name="T13">management.endpoint.shutdown.enabled=true</text:span></text:span></text:p>
      <text:p text:style-name="Text_20_body"><text:bookmark text:name="0876"/><text:span text:style-name="T13">Spring Boot automatically expose endpoints with@Endpoint, </text:span><text:a xlink:type="simple" xlink:href="http://twitter.com/WebEndpoint" office:target-frame-name="_blank" xlink:show="new" text:style-name="Internet_20_link" text:visited-style-name="Visited_20_Internet_20_Link"><text:span text:style-name="T13">@WebEndpoint</text:span></text:a><text:span text:style-name="T13">, or </text:span><text:a xlink:type="simple" xlink:href="http://twitter.com/WebEndpointExtension" office:target-frame-name="_blank" xlink:show="new" text:style-name="Internet_20_link" text:visited-style-name="Visited_20_Internet_20_Link"><text:span text:style-name="T13">@WebEndpointExtension</text:span></text:a><text:span text:style-name="T13"> over HTTP using Jersey, Spring MVC, or Spring WebFlux. we can add a </text:span><text:span text:style-name="Source_20_Text"><text:span text:style-name="T13">@Bean</text:span></text:span><text:span text:style-name="T13"> annotated with </text:span><text:span text:style-name="Source_20_Text"><text:span text:style-name="T13">@Endpoint</text:span></text:span><text:span text:style-name="T13">, any methods annotated with </text:span><text:span text:style-name="Source_20_Text"><text:span text:style-name="T13">@ReadOperation</text:span></text:span><text:span text:style-name="T13">, </text:span><text:span text:style-name="Source_20_Text"><text:span text:style-name="T13">@WriteOperation</text:span></text:span><text:span text:style-name="T13">, or </text:span><text:span text:style-name="Source_20_Text"><text:span text:style-name="T13">@DeleteOperation</text:span></text:span><text:span text:style-name="T13"> are automatically exposed over JMX and, in a web application, over HTTP as well.</text:span></text:p>
      <text:p text:style-name="P21"/>
      <text:h text:style-name="P23" text:outline-level="2"><text:bookmark text:name="8f26"/><text:soft-page-break/>How to configure the Logger(logging) in Spring Boot? How to change default logging level?</text:h>
      <text:p text:style-name="P21"/>
      <text:p text:style-name="Text_20_body"><text:bookmark text:name="55e7"/><text:span text:style-name="T13">Spring Boot uses Commons Logging for all internal logging but leaves the underlying log implementation open. Default configurations are provided for Java Util Logging, Log4J2, and Logback. Also By default, if we use the </text:span><text:span text:style-name="Emphasis"><text:span text:style-name="T13">Starters</text:span></text:span><text:span text:style-name="T13">, Logback is used for logging.</text:span></text:p>
      <text:list xml:id="list2901367805" text:style-name="L4">
        <text:list-item>
          <text:p text:style-name="P84"><text:bookmark text:name="6384"/><text:span text:style-name="T13">Enable a debug mode by starting your application with a </text:span><text:span text:style-name="Source_20_Text"><text:span text:style-name="T13">--debug</text:span></text:span><text:span text:style-name="T13"> flag.</text:span></text:p>
        </text:list-item>
      </text:list>
      <text:p text:style-name="P25"><text:bookmark text:name="4626"/>$ java -jar myapp.jar — debug</text:p>
      <text:list xml:id="list1973286743" text:style-name="L5">
        <text:list-item>
          <text:p text:style-name="P79"><text:bookmark text:name="b99c"/>From application.properties</text:p>
        </text:list-item>
      </text:list>
      <text:p text:style-name="P25"><text:bookmark text:name="0710"/>debug=true</text:p>
      <text:p text:style-name="Text_20_body"><text:bookmark text:name="2d35"/><text:span text:style-name="T13">By default, Spring Boot logs only to the console and does not write log files. If we want to write log files, we can set a</text:span><text:span text:style-name="Source_20_Text"><text:span text:style-name="T13">logging.file</text:span></text:span><text:span text:style-name="T13"> or </text:span><text:span text:style-name="Source_20_Text"><text:span text:style-name="T13">logging.path</text:span></text:span><text:span text:style-name="T13"> property in your </text:span><text:span text:style-name="Source_20_Text"><text:span text:style-name="T13">application.properties</text:span></text:span><text:span text:style-name="T13">.</text:span></text:p>
      <text:list xml:id="list438327456" text:style-name="L6">
        <text:list-item>
          <text:p text:style-name="P80"><text:bookmark text:name="1d70"/>Changing the log level</text:p>
        </text:list-item>
      </text:list>
      <text:p text:style-name="P26"><text:bookmark text:name="b3ca"/>logging.level.root=WARN</text:p>
      <text:p text:style-name="P26">logging.level.com.myapp=DEBUG</text:p>
      <text:p text:style-name="P25">logging.level.org.thirdpary.app=ERROR</text:p>
      <text:h text:style-name="Heading_20_2" text:outline-level="2"><text:bookmark text:name="072a"/>8. What are different approaches available to load multiple external configuration or properties files?</text:h>
      <text:p text:style-name="P21"><text:bookmark text:name="c72a"/>There are various ways we can provide load configuration files. Spring Boot properties are loaded in the following order. we can use one or more approach based on our requirement.</text:p>
      <text:list xml:id="list1907802927" text:style-name="L7">
        <text:list-item>
          <text:p text:style-name="P85"><text:bookmark text:name="e31e"/><text:span text:style-name="Strong_20_Emphasis"><text:span text:style-name="T13">Command line arguments</text:span></text:span><text:span text:style-name="T13"> : </text:span><text:span text:style-name="Emphasis"><text:span text:style-name="T13">$java -jar myapp.jar -Dspring.config.location=classpath:job1.properties,classpath:job2.properties com.app.MainClass</text:span></text:span><text:span text:style-name="T13"><text:line-break/></text:span><text:soft-page-break/><text:span text:style-name="T13">2. </text:span><text:span text:style-name="Strong_20_Emphasis"><text:span text:style-name="T13">Setting Java System properties</text:span></text:span><text:span text:style-name="T13"> (System.getProperties()).<text:line-break/>3. </text:span><text:span text:style-name="Strong_20_Emphasis"><text:span text:style-name="T13">Setting up OS environment variables</text:span></text:span><text:span text:style-name="T13">.<text:line-break/>4. </text:span><text:span text:style-name="Strong_20_Emphasis"><text:span text:style-name="T13">Application properties outside of your packaged jar</text:span></text:span><text:span text:style-name="T13"> (application.properties including YAML and profile variants).<text:line-break/>5. </text:span><text:span text:style-name="Strong_20_Emphasis"><text:span text:style-name="T13">Application properties packaged inside your jar</text:span></text:span><text:span text:style-name="T13"> (application.properties including YAML and profile variants).<text:line-break/>6. </text:span><text:a xlink:type="simple" xlink:href="http://twitter.com/PropertySource" office:target-frame-name="_blank" xlink:show="new" text:style-name="Internet_20_link" text:visited-style-name="Visited_20_Internet_20_Link"><text:span text:style-name="Strong_20_Emphasis"><text:span text:style-name="T13">@PropertySource</text:span></text:span></text:a><text:span text:style-name="Strong_20_Emphasis"><text:span text:style-name="T13"> annotations on your </text:span></text:span><text:a xlink:type="simple" xlink:href="http://twitter.com/Configuration" office:target-frame-name="_blank" xlink:show="new" text:style-name="Internet_20_link" text:visited-style-name="Visited_20_Internet_20_Link"><text:span text:style-name="Strong_20_Emphasis"><text:span text:style-name="T13">@Configuration</text:span></text:span></text:a><text:span text:style-name="Strong_20_Emphasis"><text:span text:style-name="T13"> classes</text:span></text:span><text:span text:style-name="T13">.<text:line-break/>7. </text:span><text:span text:style-name="Strong_20_Emphasis"><text:span text:style-name="T13">Default properties</text:span></text:span><text:span text:style-name="T13"> (specified using SpringApplication.setDefaultProperties).</text:span></text:p>
        </text:list-item>
      </text:list>
      <text:p text:style-name="P21"/>
      <text:h text:style-name="P23" text:outline-level="2"><text:bookmark text:name="8b84"/>Explain how Spring Boot Profiles works? How to configure multiple Profiles?</text:h>
      <text:p text:style-name="P21"/>
      <text:p text:style-name="P21"><text:bookmark text:name="8639"/>Spring Profiles provide a way to segregate parts of your application configuration and make it be available only in certain environments. For example, we can use a separate profile for testing. Any <text:span text:style-name="Source_20_Text">@Component</text:span> or <text:span text:style-name="Source_20_Text">@Configuration</text:span> can be marked with <text:span text:style-name="Source_20_Text">@Profile</text:span> to limit when it is loaded.</text:p>
      <text:p text:style-name="Preformatted_20_Text"><text:bookmark text:name="1729"/><text:a xlink:type="simple" xlink:href="http://twitter.com/Configuration" office:target-frame-name="_blank" xlink:show="new" text:style-name="Internet_20_link" text:visited-style-name="Visited_20_Internet_20_Link"><text:span text:style-name="T20">@Configuration</text:span></text:a></text:p>
      <text:p text:style-name="Preformatted_20_Text"><text:a xlink:type="simple" xlink:href="http://twitter.com/Profile" office:target-frame-name="_blank" xlink:show="new" text:style-name="Internet_20_link" text:visited-style-name="Visited_20_Internet_20_Link"><text:span text:style-name="T20">@Profile</text:span></text:a><text:span text:style-name="T20">(“production”)</text:span></text:p>
      <text:p text:style-name="P42">public class MySecurityConfiguration{<text:bookmark text:name="0b22"/>}</text:p>
      <text:p text:style-name="Text_20_body"><text:bookmark text:name="64d6"/><text:span text:style-name="T20">We can use a </text:span><text:span text:style-name="Emphasis"><text:span text:style-name="T20">spring.profiles.active</text:span></text:span><text:span text:style-name="T20"> Environment property to specify which profiles are active.</text:span></text:p>
      <text:p text:style-name="P42"><text:bookmark text:name="7a0e"/>spring.profiles.active=test</text:p>
      <text:p text:style-name="P43"><text:bookmark text:name="deeb"/>From the command-line, we pass the following parameters</text:p>
      <text:p text:style-name="P55"><text:bookmark text:name="e377"/><text:span text:style-name="Emphasis"><text:span text:style-name="T20">$java -jar myapp.jar <text:s/>— spring.profiles.active=dev</text:span></text:span></text:p>
      <text:p text:style-name="P55"><text:span text:style-name="Emphasis"><text:span text:style-name="T20"/></text:span></text:p>
      <text:h text:style-name="P54" text:outline-level="2"><text:bookmark text:name="e1eb"/><text:soft-page-break/><text:span text:style-name="Emphasis"><text:span text:style-name="T13">How to use the custom spring boot parent POM?</text:span></text:span></text:h>
      <text:p text:style-name="P56"><text:bookmark text:name="d836"/><text:span text:style-name="Emphasis"><text:span text:style-name="T13">Spring Boot provides the parent POM for easier creation of Spring Boot applications. The parent pom.xml takes care of dependency and plugin management.</text:span></text:span></text:p>
      <text:p text:style-name="Text_20_body"><text:bookmark text:name="f0a7"/><text:span text:style-name="T21">In order to create custom parent POM, we can use the spring-boot-starter-parent as a dependency and customize the </text:span><text:span text:style-name="Emphasis"><text:span text:style-name="T21">spring-boot-maven-plugin</text:span></text:span><text:span text:style-name="T21">.</text:span></text:p>
      <text:p text:style-name="P61"><text:bookmark text:name="ca56"/>&lt;dependency&gt;</text:p>
      <text:p text:style-name="Preformatted_20_Text"><text:span text:style-name="T32"><text:s text:c="2"/></text:span><text:span text:style-name="Emphasis"><text:span text:style-name="T32">&lt;groupId&gt;org.springframework.boot&lt;/groupId&gt;</text:span></text:span></text:p>
      <text:p text:style-name="Preformatted_20_Text"><text:span text:style-name="Emphasis"><text:span text:style-name="T32"><text:s text:c="2"/>&lt;artifactId&gt;spring-boot-dependencies&lt;/artifactId&gt;</text:span></text:span></text:p>
      <text:p text:style-name="Preformatted_20_Text"><text:span text:style-name="Emphasis"><text:span text:style-name="T32"><text:s text:c="2"/>&lt;version&gt;${springframework.boot.version}&lt;/version&gt;</text:span></text:span></text:p>
      <text:p text:style-name="Preformatted_20_Text"><text:span text:style-name="Emphasis"><text:span text:style-name="T32"><text:s text:c="2"/>&lt;type&gt;pom&lt;/type&gt;</text:span></text:span></text:p>
      <text:p text:style-name="Preformatted_20_Text"><text:span text:style-name="Emphasis"><text:span text:style-name="T32"><text:s text:c="2"/>&lt;scope&gt;import&lt;/scope&gt;</text:span></text:span></text:p>
      <text:p text:style-name="P62">&lt;/dependency&gt;</text:p>
      <text:p text:style-name="P62"/>
      <text:h text:style-name="P57" text:outline-level="2"><text:bookmark text:name="7094"/>How to change the default context path in Spring Boot?</text:h>
      <text:p text:style-name="P58"><text:bookmark text:name="cff4"/>we can simply change the default context path by defining it in <text:span text:style-name="Emphasis">application.properties<text:line-break/></text:span><text:span text:style-name="Source_20_Text">server.servlet.context-path=/rest/</text:span></text:p>
      <text:p text:style-name="P71"><text:bookmark text:name="2eb7"/>we an also set the System Property, OS environement varialbe and from command line.</text:p>
      <text:p text:style-name="P71"/>
      <text:h text:style-name="P5" text:outline-level="2"><text:bookmark text:name="ba56"/>How to depoy Spring Boot application as a WAR?</text:h>
      <text:p text:style-name="P9"/>
      <text:p text:style-name="P71"><text:bookmark text:name="1318"/><text:span text:style-name="Source_20_Text">spring-boot-maven-plugin</text:span> added in our<text:span text:style-name="Source_20_Text">pom.xml</text:span>automatically tries to rewrite archives to make them executable by using the <text:span text:style-name="Source_20_Text">spring-boot:repackage</text:span> goal.<text:line-break/>we can change the default packaging from pom.xml by</text:p>
      <text:p text:style-name="P55"><text:bookmark text:name="63a5"/>&lt;<text:span text:style-name="T31">packaging&gt;war&lt;/packaging&gt;</text:span></text:p>
      <text:p text:style-name="Text_20_body"><text:bookmark text:name="f485"/><text:span text:style-name="T31">And, we initialize the Servlet context required by Tomcat context. we can implement the </text:span><text:span text:style-name="Emphasis"><text:span text:style-name="T31">SpringBootServletInitializer </text:span></text:span><text:span text:style-name="T31">interface.</text:span></text:p>
      <text:p text:style-name="Preformatted_20_Text"><text:bookmark text:name="7981"/><text:soft-page-break/><text:a xlink:type="simple" xlink:href="http://twitter.com/SpringBootApplicatio" office:target-frame-name="_blank" xlink:show="new" text:style-name="Internet_20_link" text:visited-style-name="Visited_20_Internet_20_Link"><text:span text:style-name="T31">@SpringBootApplicatio</text:span></text:a><text:span text:style-name="T31">n</text:span></text:p>
      <text:p text:style-name="P66">public class MainClass extends SpringBootServletInitializer {</text:p>
      <text:p text:style-name="P67">}</text:p>
      <text:h text:style-name="P36" text:outline-level="2"><text:bookmark text:name="857c"/>How to change default server port in Spring Boot?</text:h>
      <text:p text:style-name="P37"><text:bookmark text:name="dc77"/><text:span text:style-name="T3">By default, the embedded server start on port 8080. we can change it by defining it in the </text:span><text:span text:style-name="Emphasis"><text:span text:style-name="T3">application.properties</text:span></text:span></text:p>
      <text:p text:style-name="P10"><text:bookmark text:name="9c8e"/>server.port=8084</text:p>
      <text:p text:style-name="Text_20_body"><text:bookmark text:name="4b15"/><text:span text:style-name="T3">we can also change it dynamically by implementing </text:span><text:span text:style-name="Emphasis"><text:span text:style-name="T3">WebServerFactoryCustomizer </text:span></text:span><text:span text:style-name="T3">interface and passing it from the command line.</text:span></text:p>
      <text:p text:style-name="P86"/>
      <text:h text:style-name="P38" text:outline-level="2"><text:bookmark text:name="5f9a"/>How to customize the default Spring Security in Spring Boot?</text:h>
      <text:p text:style-name="P39"/>
      <text:p text:style-name="Text_20_body"><text:bookmark text:name="2185"/><text:span text:style-name="T16">Spring Boot auto-configure the security by simply adding security starter dependency. The </text:span><text:span text:style-name="Emphasis"><text:span text:style-name="T16">SecurityAutoConfiguration class </text:span></text:span><text:span text:style-name="T16">contains various default auto configurations. <text:line-break/>By default, the Spring Boot will enable </text:span><text:span text:style-name="Emphasis"><text:span text:style-name="T16">Basic Authentication security</text:span></text:span><text:span text:style-name="T16">.</text:span></text:p>
      <text:p text:style-name="Text_20_body"><text:bookmark text:name="92f7"/><text:span text:style-name="T21">We can customize the Spring security by extending the </text:span><text:span text:style-name="Emphasis"><text:span text:style-name="T21">WebSecurityConfigurerAdapter </text:span></text:span><text:span text:style-name="T21">class and overriding configure method.</text:span></text:p>
      <text:p text:style-name="P44"><text:bookmark text:name="1a20"/>@Configuration</text:p>
      <text:p text:style-name="P44">public class SecurityConfig extends WebSecurityConfigurerAdapter {</text:p>
      <text:p text:style-name="P44"><text:s text:c="2"/>@Override</text:p>
      <text:p text:style-name="P44"><text:s text:c="2"/>void configure(HttpSecurity http){</text:p>
      <text:p text:style-name="P44"><text:s text:c="2"/>}</text:p>
      <text:p text:style-name="P45">}</text:p>
      <text:p text:style-name="P45"/>
      <text:h text:style-name="P24" text:outline-level="2"><text:bookmark text:name="28d3"/><text:soft-page-break/>How to disable the Spring Security in Spring Boot application?</text:h>
      <text:p text:style-name="P46"><text:bookmark text:name="d70a"/>we can disable security auto-configuration by excluding the <text:span text:style-name="Emphasis">SecurityAutoConfiguration </text:span>class from Spring Boot application.</text:p>
      <text:p text:style-name="P63"><text:bookmark text:name="bd0c"/>@SpringBootApplication(exclude={SecurityAutoConfiguration.class})</text:p>
      <text:p text:style-name="P63">public class SpringSecurityConfig{</text:p>
      <text:p text:style-name="P64">}</text:p>
      <text:p text:style-name="P65"><text:bookmark text:name="82fd"/>we can also bypass the spring security by allowing all the requests</text:p>
      <text:p text:style-name="Preformatted_20_Text"><text:bookmark text:name="3fc9"/><text:a xlink:type="simple" xlink:href="http://twitter.com/Configuration" office:target-frame-name="_blank" xlink:show="new" text:style-name="Internet_20_link" text:visited-style-name="Visited_20_Internet_20_Link"><text:span text:style-name="T30">@Configuration</text:span></text:a></text:p>
      <text:p text:style-name="P63">public class SpringSecurityConfig {</text:p>
      <text:p text:style-name="P63"><text:s/>@Bean</text:p>
      <text:p text:style-name="P63"><text:s/>public SecurityWebFilterChain filterChain(ServerHttpSecurity http){</text:p>
      <text:p text:style-name="P63"><text:s text:c="4"/>http.authorizeExchange().anyExchange().permitAll();</text:p>
      <text:p text:style-name="P63"><text:s text:c="4"/>return http.build();</text:p>
      <text:p text:style-name="P63"><text:s/>}</text:p>
      <text:p text:style-name="P64">}</text:p>
      <text:h text:style-name="P40" text:outline-level="2"><text:bookmark text:name="f409"/>How to write the integration test in Spring Boot?</text:h>
      <text:p text:style-name="P41"><text:bookmark text:name="fc40"/>Spring Boot provides a number of utilities and annotations to help when testing your application. Spring Boot provides a <text:span text:style-name="Source_20_Text">@SpringBootTest</text:span> annotation for integration testing. The @SpringBootTest annotation works by creating the ApplicationContext used in our tests. @SpringBootTest provide various customization also.</text:p>
      <text:p text:style-name="Preformatted_20_Text"><text:bookmark text:name="83de"/><text:a xlink:type="simple" xlink:href="http://twitter.com/RunWith" office:target-frame-name="_blank" xlink:show="new" text:style-name="Internet_20_link" text:visited-style-name="Visited_20_Internet_20_Link"><text:span text:style-name="T33">@RunWith</text:span></text:a><text:span text:style-name="T33">(SpringRunner.class)</text:span></text:p>
      <text:p text:style-name="Preformatted_20_Text"><text:a xlink:type="simple" xlink:href="http://twitter.com/SpringBootTest" office:target-frame-name="_blank" xlink:show="new" text:style-name="Internet_20_link" text:visited-style-name="Visited_20_Internet_20_Link"><text:span text:style-name="T33">@SpringBootTest</text:span></text:a></text:p>
      <text:p text:style-name="P68">public class IntegrationTest{</text:p>
      <text:p text:style-name="P69">}</text:p>
      <text:p text:style-name="P41"/>
      <text:h text:style-name="P40" text:outline-level="2"><text:bookmark text:name="9494"/><text:soft-page-break/>How to test only the database layer(JPA) in Spring Boot?</text:h>
      <text:p text:style-name="P41"><text:bookmark text:name="4957"/>We can use the <text:span text:style-name="Source_20_Text">@DataJpaTest</text:span> annotation to test the database layer. By default, it configures an in-memory embedded database e.g. H2 database. It scans for <text:span text:style-name="Source_20_Text">@Entity</text:span> beans, and configures Spring Data JPA repositories. Regular <text:span text:style-name="Source_20_Text">@Component</text:span> beans are not loaded into the <text:span text:style-name="Source_20_Text">ApplicationContext</text:span>. Also By default, data JPA tests are transactional and roll back at the end of each test.</text:p>
      <text:p text:style-name="Preformatted_20_Text"><text:bookmark text:name="a4ac"/><text:span text:style-name="Emphasis"><text:span text:style-name="T22">@RunWith(SpringRunner.class)</text:span></text:span></text:p>
      <text:p text:style-name="Preformatted_20_Text"><text:span text:style-name="Emphasis"><text:span text:style-name="T22">@DataJpaTest</text:span></text:span></text:p>
      <text:p text:style-name="Preformatted_20_Text"><text:span text:style-name="Strong_20_Emphasis"><text:span text:style-name="T22">public</text:span></text:span><text:span text:style-name="T22"> </text:span><text:span text:style-name="Strong_20_Emphasis"><text:span text:style-name="T22">class</text:span></text:span><text:span text:style-name="T22"> DatabaseTest{</text:span></text:p>
      <text:p text:style-name="P47">}</text:p>
      <text:p text:style-name="Text_20_body"><text:bookmark text:name="4cc6"/><text:span text:style-name="T22">We can inject a </text:span><text:a xlink:type="simple" xlink:href="https://github.com/spring-projects/spring-boot/tree/v2.1.2.RELEASE/spring-boot-project/spring-boot-test-autoconfigure/src/main/java/org/springframework/boot/test/autoconfigure/orm/jpa/TestEntityManager.java" office:target-frame-name="_blank" xlink:show="new" text:style-name="Internet_20_link" text:visited-style-name="Visited_20_Internet_20_Link"><text:span text:style-name="Source_20_Text"><text:span text:style-name="T22">TestEntityManager</text:span></text:span></text:a><text:span text:style-name="T22"> bean, which provides an alternative to the standard JPA </text:span><text:span text:style-name="Source_20_Text"><text:span text:style-name="T22">EntityManager</text:span></text:span><text:span text:style-name="T22"> that is specifically designed for tests. Similarly, Spring Boot provides </text:span><text:span text:style-name="Emphasis"><text:span text:style-name="T22">@DataMongoTest </text:span></text:span><text:span text:style-name="T22">annotation for MongoDB testing and </text:span><text:span text:style-name="Emphasis"><text:span text:style-name="T22">@DataRedisTest annotation for Redis application testing</text:span></text:span><text:span text:style-name="T22">.</text:span></text:p>
      <text:p text:style-name="P81"/>
      <text:h text:style-name="P38" text:outline-level="2"><text:bookmark text:name="a1c8"/>How to configure two databases and two EntityManager in Spring Boot?</text:h>
      <text:p text:style-name="P60"><text:bookmark text:name="43f9"/>In order to use multiple databases in our application, we have to create our own DataSource bean.</text:p>
      <text:p text:style-name="P44"><text:bookmark text:name="0335"/>#Database 1</text:p>
      <text:p text:style-name="P44">first.url = [url]</text:p>
      <text:p text:style-name="P44">...</text:p>
      <text:p text:style-name="P44">#Database</text:p>
      <text:p text:style-name="P44">second.url = [url]</text:p>
      <text:p text:style-name="P44">....</text:p>
      <text:p text:style-name="P44">@Bean("db1")</text:p>
      <text:p text:style-name="P44">@Primary</text:p>
      <text:p text:style-name="P44"><text:soft-page-break/>@ConfigurationProperties(prefix="first")</text:p>
      <text:p text:style-name="P44">public DataSource primaryDataSource() {</text:p>
      <text:p text:style-name="P44"><text:s text:c="4"/>return DataSourceBuilder.create().build();</text:p>
      <text:p text:style-name="P44">}</text:p>
      <text:p text:style-name="P44">@Bean("db2")</text:p>
      <text:p text:style-name="P44">@ConfigurationProperties(prefix="second")</text:p>
      <text:p text:style-name="P44">public DataSource secondaryDataSource() {</text:p>
      <text:p text:style-name="P44"><text:s text:c="4"/>return DataSourceBuilder.create().build();</text:p>
      <text:p text:style-name="P45">}</text:p>
      <text:p text:style-name="Text_20_body"><text:bookmark text:name="d932"/><text:span text:style-name="T21">Similarly, we can create multiple </text:span><text:span text:style-name="Emphasis"><text:span text:style-name="T21">EntityManager </text:span></text:span><text:span text:style-name="T21">by customizing bean. Spring boot provides </text:span><text:span text:style-name="Emphasis"><text:span text:style-name="T21">EntityManagerBuilder </text:span></text:span><text:span text:style-name="T21">for convenience.</text:span></text:p>
      <text:p text:style-name="P44"><text:bookmark text:name="c01b"/>@Bean("em1")</text:p>
      <text:p text:style-name="Preformatted_20_Text"><text:span text:style-name="Strong_20_Emphasis"><text:span text:style-name="T21">public</text:span></text:span><text:span text:style-name="T21"> LocalContainerEntityManagerFactoryBean em1(</text:span></text:p>
      <text:p text:style-name="P44"><text:s text:c="16"/>EntityManagerFactoryBuilder builder) {</text:p>
      <text:p text:style-name="Preformatted_20_Text"><text:span text:style-name="T21"><text:s text:c="8"/></text:span><text:span text:style-name="Strong_20_Emphasis"><text:span text:style-name="T21">return</text:span></text:span><text:span text:style-name="T21"> builder</text:span></text:p>
      <text:p text:style-name="P44"><text:s text:c="24"/>.dataSource(customDataSource1())</text:p>
      <text:p text:style-name="Preformatted_20_Text"><text:span text:style-name="T21"><text:s text:c="24"/>.packages(DataSource.</text:span><text:span text:style-name="Strong_20_Emphasis"><text:span text:style-name="T21">class</text:span></text:span><text:span text:style-name="T21">)</text:span></text:p>
      <text:p text:style-name="P44"><text:s text:c="24"/>.build();</text:p>
      <text:p text:style-name="P44">}</text:p>
      <text:p text:style-name="P44">@Bean("em2")</text:p>
      <text:p text:style-name="Preformatted_20_Text"><text:span text:style-name="Strong_20_Emphasis"><text:span text:style-name="T21">public</text:span></text:span><text:span text:style-name="T21"> LocalContainerEntityManagerFactoryBean em2(</text:span></text:p>
      <text:p text:style-name="P44"><text:s text:c="16"/>EntityManagerFactoryBuilder builder) {</text:p>
      <text:p text:style-name="Preformatted_20_Text"><text:span text:style-name="T21"><text:s text:c="8"/></text:span><text:span text:style-name="Strong_20_Emphasis"><text:span text:style-name="T21">return ...;</text:span></text:span></text:p>
      <text:p text:style-name="P45">}</text:p>
      <text:h text:style-name="P36" text:outline-level="2"><text:bookmark text:name="f4a7"/>How to customize the support for multiple content-negotiation for returning XML or JSON?</text:h>
      <text:p text:style-name="P37"><text:bookmark text:name="16c7"/><text:span text:style-name="T3">We can </text:span><text:span text:style-name="Emphasis"><text:span text:style-name="T3">configureContentNegotiation </text:span></text:span><text:span text:style-name="T3">method in our </text:span><text:span text:style-name="Emphasis"><text:span text:style-name="T3">WebMvcConfigurerAdapter </text:span></text:span><text:span text:style-name="T3">configuration class.</text:span></text:p>
      <text:p text:style-name="P30"><text:bookmark text:name="25b4"/>@Override</text:p>
      <text:p text:style-name="P30">public void configureContentNegotiation(ContentNegotiationConfigurer configurer) {</text:p>
      <text:p text:style-name="P30"><text:s text:c="4"/>....</text:p>
      <text:p text:style-name="Preformatted_20_Text"><text:span text:style-name="Strong_20_Emphasis"><text:span text:style-name="T16"><text:s text:c="4"/>defaultContentType(MediaType.APPLICATION_JSON).</text:span></text:span></text:p>
      <text:p text:style-name="Preformatted_20_Text"><text:soft-page-break/><text:span text:style-name="Strong_20_Emphasis"><text:span text:style-name="T16"><text:s text:c="4"/>mediaType("xml", MediaType.APPLICATION_XML).</text:span></text:span></text:p>
      <text:p text:style-name="Preformatted_20_Text"><text:span text:style-name="Strong_20_Emphasis"><text:span text:style-name="T16"><text:s text:c="4"/>mediaType("json", MediaType.APPLICATION_JSON);</text:span></text:span></text:p>
      <text:p text:style-name="P30"><text:s text:c="2"/>}</text:p>
      <text:p text:style-name="P30">}</text:p>
      <text:p text:style-name="P30"># And </text:p>
      <text:p text:style-name="P31">produces = { "application/json", "application/xml" }</text:p>
      <text:p text:style-name="P31"/>
      <text:h text:style-name="P36" text:outline-level="2"><text:bookmark text:name="200b"/>How to register Servlet, Filter and Listener in Spring Boot?</text:h>
      <text:p text:style-name="P37"/>
      <text:p text:style-name="P32"><text:bookmark text:name="5c46"/>When using an embedded server, we can register servlets, filters, and the listeners by using Spring beans or by scanning for Servlet components.</text:p>
      <text:p text:style-name="Text_20_body"><text:bookmark text:name="0452"/><text:span text:style-name="T16">we can use the </text:span><text:span text:style-name="Emphasis"><text:span text:style-name="T16">FilterRegistrationBean </text:span></text:span><text:span text:style-name="T16">bean to register a filter, </text:span><text:span text:style-name="Emphasis"><text:span text:style-name="T16">ServletRegistrationBean </text:span></text:span><text:span text:style-name="T16">to register Servlet and ServletListenerRegistrationBean to register Listener.</text:span></text:p>
      <text:p text:style-name="Preformatted_20_Text"><text:bookmark text:name="38f7"/><text:span text:style-name="Emphasis"><text:span text:style-name="T16">@Bean</text:span></text:span></text:p>
      <text:p text:style-name="Preformatted_20_Text"><text:span text:style-name="Strong_20_Emphasis"><text:span text:style-name="T16">public</text:span></text:span><text:span text:style-name="T16"> FilterRegistrationBean custFilter() {</text:span></text:p>
      <text:p text:style-name="Preformatted_20_Text"><text:span text:style-name="T16"><text:s text:c="8"/>FilterRegistrationBean registration = </text:span><text:span text:style-name="Strong_20_Emphasis"><text:span text:style-name="T16">new</text:span></text:span><text:span text:style-name="T16"> FilterRegistrationBean();</text:span></text:p>
      <text:p text:style-name="Preformatted_20_Text"><text:span text:style-name="T16"><text:s text:c="8"/>registration.setFilter(</text:span><text:span text:style-name="Strong_20_Emphasis"><text:span text:style-name="T16">new</text:span></text:span><text:span text:style-name="T16"> MyFilter());</text:span></text:p>
      <text:p text:style-name="Preformatted_20_Text"><text:span text:style-name="T16"><text:s text:c="8"/></text:span><text:span text:style-name="Strong_20_Emphasis"><text:span text:style-name="T16">return</text:span></text:span><text:span text:style-name="T16"> registration;</text:span></text:p>
      <text:p text:style-name="P31">}</text:p>
      <text:p text:style-name="P20"/>
      <text:p text:style-name="P31"/>
      <text:p text:style-name="P32"/>
      <text:p text:style-name="P31"/>
      <text:p text:style-name="P34"><text:soft-page-break/></text:p>
      <text:p text:style-name="P34"/>
      <text:p text:style-name="P34"/>
      <text:p text:style-name="P32"/>
      <text:p text:style-name="P31"/>
      <text:p text:style-name="P31"/>
      <text:p text:style-name="P34"/>
      <text:p text:style-name="P32"/>
      <text:p text:style-name="P31"/>
      <text:p text:style-name="P34"/>
      <text:p text:style-name="P59"/>
      <text:p text:style-name="P31"/>
      <text:p text:style-name="P31"/>
      <text:p text:style-name="P56"><text:span text:style-name="Emphasis"><text:span text:style-name="T16"/></text:span></text:p>
      <text:p text:style-name="P56"><text:span text:style-name="Emphasis"><text:span text:style-name="T16"/></text:span></text:p>
      <text:p text:style-name="P55"><text:span text:style-name="Emphasis"><text:span text:style-name="T20"/></text:span></text:p>
      <text:p text:style-name="P21"/>
      <text:p text:style-name="P21"/>
      <text:p text:style-name="P21"/>
      <text:p text:style-name="P21"/>
      <text:p text:style-name="P28"/>
      <text:p text:style-name="P21"/>
      <text:p text:style-name="P21"><text:soft-page-break/></text:p>
      <text:p text:style-name="P17"><text:span text:style-name="Strong_20_Emphasis"><text:span text:style-name="T16"/></text:span></text:p>
      <text:p text:style-name="P14"><text:span text:style-name="Strong_20_Emphasis"><text:span text:style-name="T16"/></text:span></text:p>
      <text:p text:style-name="P14"><text:span text:style-name="Strong_20_Emphasis"><text:span text:style-name="T7"/></text:span></text:p>
      <text:p text:style-name="P12"><text:span text:style-name="Strong_20_Emphasis"><text:span text:style-name="T23"/></text:span></text:p>
      <text:p text:style-name="P11"><text:span text:style-name="Strong_20_Emphasis"><text:span text:style-name="T6"/></text:span></text:p>
      <text:p text:style-name="P11"><text:span text:style-name="Strong_20_Emphasis"><text:span text:style-name="T6"/></text:span></text:p>
      <text:p text:style-name="P11"/>
      <text:p text:style-name="P4"/>
      <text:p text:style-name="P7"/>
      <text:p text:style-name="P7"><text:s/></text:p>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13:28:14.997232782</meta:creation-date>
    <dc:date>2023-10-28T22:24:48.903208244</dc:date>
    <meta:editing-duration>PT1H36M34S</meta:editing-duration>
    <meta:editing-cycles>3</meta:editing-cycles>
    <meta:generator>LibreOffice/7.3.7.2$Linux_X86_64 LibreOffice_project/30$Build-2</meta:generator>
    <meta:document-statistic meta:table-count="0" meta:image-count="0" meta:object-count="0" meta:page-count="22" meta:paragraph-count="254" meta:word-count="3073" meta:character-count="22842" meta:non-whitespace-character-count="19827"/>
  </office:meta>
</office:document-meta>
</file>